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" style:font-name-asian="Courier New" style:font-name-complex="Courier New" fo:font-size="10pt" style:font-size-asian="10pt" style:font-size-complex="10pt"/>
    </style:style>
    <style:style style:name="ce3" style:family="table-cell" style:parent-style-name="Default" style:data-style-name="N0">
      <style:text-properties style:font-name="Courier New" style:font-name-asian="Courier New" style:font-name-complex="Courier New"/>
    </style:style>
    <style:style style:name="ce4" style:family="table-cell" style:parent-style-name="Default" style:data-style-name="N0">
      <style:text-properties fo:color="#080808" style:font-name="Courier New" style:font-name-asian="Courier New" style:font-name-complex="Courier New" fo:font-size="10pt" style:font-size-asian="10pt" style:font-size-complex="10pt"/>
    </style:style>
    <style:style style:name="ce5" style:family="table-cell" style:parent-style-name="Default" style:data-style-name="N15">
      <style:text-properties style:font-name="Courier New" style:font-name-asian="Courier New" style:font-name-complex="Courier New" fo:font-size="10pt" style:font-size-asian="10pt" style:font-size-complex="10pt"/>
    </style:style>
    <style:style style:name="ce6" style:family="table-cell" style:parent-style-name="Default" style:data-style-name="N15">
      <style:text-properties style:font-name="Courier New" style:font-name-asian="Courier New" style:font-name-complex="Courier New"/>
    </style:style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7325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048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2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_hit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6377" table:default-cell-style-name="ce3"/>
        <table:table-row table:style-name="ro1">
          <table:table-cell office:value-type="string" table:style-name="ce2">
            <text:p>AVG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float" office:value="0.39438975308641977" table:formula="of:=AVERAGE([.A4:.A84])" table:style-name="ce2">
            <text:p>0.394389753</text:p>
          </table:table-cell>
          <table:table-cell office:value-type="float" office:value="7.5542607407407397E-2" table:formula="of:=AVERAGE([.B4:.B84])" table:style-name="ce2">
            <text:p>0.075542607</text:p>
          </table:table-cell>
          <table:table-cell office:value-type="float" office:value="6.6391271604938254E-2" table:formula="of:=AVERAGE([.C4:.C84])" table:style-name="ce2">
            <text:p>0.066391272</text:p>
          </table:table-cell>
          <table:table-cell office:value-type="float" office:value="3.4530534567901228E-2" table:formula="of:=AVERAGE([.D4:.D84])" table:style-name="ce2">
            <text:p>0.034530535</text:p>
          </table:table-cell>
          <table:table-cell office:value-type="float" office:value="1.6619038271604937E-3" table:formula="of:=AVERAGE([.E4:.E84])" table:style-name="ce2">
            <text:p>0.001661904</text:p>
          </table:table-cell>
          <table:table-cell office:value-type="float" office:value="9.5060825925925921E-3" table:formula="of:=AVERAGE([.F4:.F84])" table:style-name="ce2">
            <text:p>0.009506083</text:p>
          </table:table-cell>
          <table:table-cell office:value-type="float" office:value="6.1934422222222222E-7" table:formula="of:=AVERAGE([.G4:.G84])" table:style-name="ce2">
            <text:p>6.19344E-07</text:p>
          </table:table-cell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float" office:value="0.39413500000000001" table:style-name="ce4">
            <text:p>0.394135</text:p>
          </table:table-cell>
          <table:table-cell office:value-type="float" office:value="7.5498300000000004E-2" table:style-name="ce2">
            <text:p>0.0754983</text:p>
          </table:table-cell>
          <table:table-cell office:value-type="float" office:value="6.6131099999999998E-2" table:style-name="ce2">
            <text:p>0.0661311</text:p>
          </table:table-cell>
          <table:table-cell office:value-type="float" office:value="3.4579600000000002E-2" table:style-name="ce2">
            <text:p>0.0345796</text:p>
          </table:table-cell>
          <table:table-cell office:value-type="float" office:value="1.6536000000000001E-3" table:style-name="ce2">
            <text:p>0.0016536</text:p>
          </table:table-cell>
          <table:table-cell office:value-type="float" office:value="9.5011799999999997E-3" table:style-name="ce2">
            <text:p>0.00950118</text:p>
          </table:table-cell>
          <table:table-cell office:value-type="float" office:value="5.0605699999999999E-6" table:style-name="ce5">
            <text:p>5.06E-06</text:p>
          </table:table-cell>
          <table:table-cell table:number-columns-repeated="16377"/>
        </table:table-row>
        <table:table-row table:style-name="ro1">
          <table:table-cell office:value-type="float" office:value="0.39000400000000002" table:style-name="ce4">
            <text:p>0.390004</text:p>
          </table:table-cell>
          <table:table-cell office:value-type="float" office:value="7.3139099999999999E-2" table:style-name="ce2">
            <text:p>0.0731391</text:p>
          </table:table-cell>
          <table:table-cell office:value-type="float" office:value="6.4571100000000006E-2" table:style-name="ce2">
            <text:p>0.0645711</text:p>
          </table:table-cell>
          <table:table-cell office:value-type="float" office:value="3.3561800000000003E-2" table:style-name="ce2">
            <text:p>0.0335618</text:p>
          </table:table-cell>
          <table:table-cell office:value-type="float" office:value="1.5623799999999999E-3" table:style-name="ce2">
            <text:p>0.00156238</text:p>
          </table:table-cell>
          <table:table-cell office:value-type="float" office:value="9.07641E-3" table:style-name="ce2">
            <text:p>0.00907641</text:p>
          </table:table-cell>
          <table:table-cell office:value-type="float" office:value="3.1601800000000001E-6" table:style-name="ce5">
            <text:p>3.16E-06</text:p>
          </table:table-cell>
          <table:table-cell table:number-columns-repeated="16377"/>
        </table:table-row>
        <table:table-row table:style-name="ro1">
          <table:table-cell office:value-type="float" office:value="0.39618500000000001" table:style-name="ce4">
            <text:p>0.396185</text:p>
          </table:table-cell>
          <table:table-cell office:value-type="float" office:value="7.7114199999999994E-2" table:style-name="ce2">
            <text:p>0.0771142</text:p>
          </table:table-cell>
          <table:table-cell office:value-type="float" office:value="6.7946699999999999E-2" table:style-name="ce2">
            <text:p>0.0679467</text:p>
          </table:table-cell>
          <table:table-cell office:value-type="float" office:value="3.5555299999999998E-2" table:style-name="ce2">
            <text:p>0.0355553</text:p>
          </table:table-cell>
          <table:table-cell office:value-type="float" office:value="1.74759E-3" table:style-name="ce2">
            <text:p>0.00174759</text:p>
          </table:table-cell>
          <table:table-cell office:value-type="float" office:value="9.8731300000000008E-3" table:style-name="ce2">
            <text:p>0.00987313</text:p>
          </table:table-cell>
          <table:table-cell office:value-type="float" office:value="-1.15893E-6" table:style-name="ce5">
            <text:p>-1.16E-06</text:p>
          </table:table-cell>
          <table:table-cell table:number-columns-repeated="16377"/>
        </table:table-row>
        <table:table-row table:style-name="ro1">
          <table:table-cell office:value-type="float" office:value="0.39467799999999997" table:style-name="ce4">
            <text:p>0.394678</text:p>
          </table:table-cell>
          <table:table-cell office:value-type="float" office:value="7.5796699999999995E-2" table:style-name="ce2">
            <text:p>0.0757967</text:p>
          </table:table-cell>
          <table:table-cell office:value-type="float" office:value="6.5918599999999994E-2" table:style-name="ce2">
            <text:p>0.0659186</text:p>
          </table:table-cell>
          <table:table-cell office:value-type="float" office:value="3.3978899999999999E-2" table:style-name="ce2">
            <text:p>0.0339789</text:p>
          </table:table-cell>
          <table:table-cell office:value-type="float" office:value="1.60812E-3" table:style-name="ce2">
            <text:p>0.00160812</text:p>
          </table:table-cell>
          <table:table-cell office:value-type="float" office:value="9.35478E-3" table:style-name="ce2">
            <text:p>0.00935478</text:p>
          </table:table-cell>
          <table:table-cell office:value-type="float" office:value="1.7973900000000001E-6" table:style-name="ce5">
            <text:p>1.80E-06</text:p>
          </table:table-cell>
          <table:table-cell table:number-columns-repeated="16377"/>
        </table:table-row>
        <table:table-row table:style-name="ro1">
          <table:table-cell office:value-type="float" office:value="0.39742100000000002" table:style-name="ce4">
            <text:p>0.397421</text:p>
          </table:table-cell>
          <table:table-cell office:value-type="float" office:value="7.7662900000000007E-2" table:style-name="ce2">
            <text:p>0.0776629</text:p>
          </table:table-cell>
          <table:table-cell office:value-type="float" office:value="6.5983600000000003E-2" table:style-name="ce2">
            <text:p>0.0659836</text:p>
          </table:table-cell>
          <table:table-cell office:value-type="float" office:value="3.4193800000000003E-2" table:style-name="ce2">
            <text:p>0.0341938</text:p>
          </table:table-cell>
          <table:table-cell office:value-type="float" office:value="1.6241999999999999E-3" table:style-name="ce2">
            <text:p>0.0016242</text:p>
          </table:table-cell>
          <table:table-cell office:value-type="float" office:value="9.5290300000000008E-3" table:style-name="ce2">
            <text:p>0.00952903</text:p>
          </table:table-cell>
          <table:table-cell office:value-type="float" office:value="2.0290399999999998E-6" table:style-name="ce5">
            <text:p>2.03E-06</text:p>
          </table:table-cell>
          <table:table-cell table:number-columns-repeated="16377"/>
        </table:table-row>
        <table:table-row table:style-name="ro1">
          <table:table-cell office:value-type="float" office:value="0.40646700000000002" table:style-name="ce4">
            <text:p>0.406467</text:p>
          </table:table-cell>
          <table:table-cell office:value-type="float" office:value="8.3048800000000006E-2" table:style-name="ce2">
            <text:p>0.0830488</text:p>
          </table:table-cell>
          <table:table-cell office:value-type="float" office:value="7.1181300000000003E-2" table:style-name="ce2">
            <text:p>0.0711813</text:p>
          </table:table-cell>
          <table:table-cell office:value-type="float" office:value="3.7296200000000002E-2" table:style-name="ce2">
            <text:p>0.0372962</text:p>
          </table:table-cell>
          <table:table-cell office:value-type="float" office:value="1.9216700000000001E-3" table:style-name="ce2">
            <text:p>0.00192167</text:p>
          </table:table-cell>
          <table:table-cell office:value-type="float" office:value="1.07478E-2" table:style-name="ce2">
            <text:p>0.0107478</text:p>
          </table:table-cell>
          <table:table-cell office:value-type="float" office:value="2.7593E-6" table:style-name="ce5">
            <text:p>2.76E-06</text:p>
          </table:table-cell>
          <table:table-cell table:number-columns-repeated="16377"/>
        </table:table-row>
        <table:table-row table:style-name="ro1">
          <table:table-cell office:value-type="float" office:value="0.405304" table:style-name="ce4">
            <text:p>0.405304</text:p>
          </table:table-cell>
          <table:table-cell office:value-type="float" office:value="8.2474900000000004E-2" table:style-name="ce2">
            <text:p>0.0824749</text:p>
          </table:table-cell>
          <table:table-cell office:value-type="float" office:value="7.1781499999999998E-2" table:style-name="ce2">
            <text:p>0.0717815</text:p>
          </table:table-cell>
          <table:table-cell office:value-type="float" office:value="3.7998499999999998E-2" table:style-name="ce2">
            <text:p>0.0379985</text:p>
          </table:table-cell>
          <table:table-cell office:value-type="float" office:value="1.9845100000000001E-3" table:style-name="ce2">
            <text:p>0.00198451</text:p>
          </table:table-cell>
          <table:table-cell office:value-type="float" office:value="1.0912399999999999E-2" table:style-name="ce2">
            <text:p>0.0109124</text:p>
          </table:table-cell>
          <table:table-cell office:value-type="float" office:value="4.3339000000000001E-6" table:style-name="ce5">
            <text:p>4.33E-06</text:p>
          </table:table-cell>
          <table:table-cell table:number-columns-repeated="16377"/>
        </table:table-row>
        <table:table-row table:style-name="ro1">
          <table:table-cell office:value-type="float" office:value="0.40928799999999999" table:style-name="ce4">
            <text:p>0.409288</text:p>
          </table:table-cell>
          <table:table-cell office:value-type="float" office:value="8.5558200000000001E-2" table:style-name="ce2">
            <text:p>0.0855582</text:p>
          </table:table-cell>
          <table:table-cell office:value-type="float" office:value="7.2430300000000003E-2" table:style-name="ce2">
            <text:p>0.0724303</text:p>
          </table:table-cell>
          <table:table-cell office:value-type="float" office:value="3.8485800000000001E-2" table:style-name="ce2">
            <text:p>0.0384858</text:p>
          </table:table-cell>
          <table:table-cell office:value-type="float" office:value="2.0319399999999999E-3" table:style-name="ce2">
            <text:p>0.00203194</text:p>
          </table:table-cell>
          <table:table-cell office:value-type="float" office:value="1.12572E-2" table:style-name="ce2">
            <text:p>0.0112572</text:p>
          </table:table-cell>
          <table:table-cell office:value-type="float" office:value="4.9833500000000003E-6" table:style-name="ce5">
            <text:p>4.98E-06</text:p>
          </table:table-cell>
          <table:table-cell table:number-columns-repeated="16377"/>
        </table:table-row>
        <table:table-row table:style-name="ro1">
          <table:table-cell office:value-type="float" office:value="0.39835700000000002" table:style-name="ce4">
            <text:p>0.398357</text:p>
          </table:table-cell>
          <table:table-cell office:value-type="float" office:value="7.8600100000000006E-2" table:style-name="ce2">
            <text:p>0.0786001</text:p>
          </table:table-cell>
          <table:table-cell office:value-type="float" office:value="6.8896499999999999E-2" table:style-name="ce2">
            <text:p>0.0688965</text:p>
          </table:table-cell>
          <table:table-cell office:value-type="float" office:value="3.6272100000000002E-2" table:style-name="ce2">
            <text:p>0.0362721</text:p>
          </table:table-cell>
          <table:table-cell office:value-type="float" office:value="1.81325E-3" table:style-name="ce2">
            <text:p>0.00181325</text:p>
          </table:table-cell>
          <table:table-cell office:value-type="float" office:value="1.01691E-2" table:style-name="ce2">
            <text:p>0.0101691</text:p>
          </table:table-cell>
          <table:table-cell office:value-type="float" office:value="1.553E-6" table:style-name="ce5">
            <text:p>1.55E-06</text:p>
          </table:table-cell>
          <table:table-cell table:number-columns-repeated="16377"/>
        </table:table-row>
        <table:table-row table:style-name="ro1">
          <table:table-cell office:value-type="float" office:value="0.40613900000000003" table:style-name="ce4">
            <text:p>0.406139</text:p>
          </table:table-cell>
          <table:table-cell office:value-type="float" office:value="8.3034300000000005E-2" table:style-name="ce2">
            <text:p>0.0830343</text:p>
          </table:table-cell>
          <table:table-cell office:value-type="float" office:value="7.2190900000000002E-2" table:style-name="ce2">
            <text:p>0.0721909</text:p>
          </table:table-cell>
          <table:table-cell office:value-type="float" office:value="3.8275400000000001E-2" table:style-name="ce2">
            <text:p>0.0382754</text:p>
          </table:table-cell>
          <table:table-cell office:value-type="float" office:value="2.0119700000000001E-3" table:style-name="ce2">
            <text:p>0.00201197</text:p>
          </table:table-cell>
          <table:table-cell office:value-type="float" office:value="1.1029199999999999E-2" table:style-name="ce2">
            <text:p>0.0110292</text:p>
          </table:table-cell>
          <table:table-cell office:value-type="float" office:value="1.9052099999999999E-7" table:style-name="ce5">
            <text:p>1.91E-07</text:p>
          </table:table-cell>
          <table:table-cell table:number-columns-repeated="16377"/>
        </table:table-row>
        <table:table-row table:style-name="ro1">
          <table:table-cell office:value-type="float" office:value="0.40439999999999998" table:style-name="ce4">
            <text:p>0.4044</text:p>
          </table:table-cell>
          <table:table-cell office:value-type="float" office:value="8.2081100000000004E-2" table:style-name="ce2">
            <text:p>0.0820811</text:p>
          </table:table-cell>
          <table:table-cell office:value-type="float" office:value="7.2086899999999995E-2" table:style-name="ce2">
            <text:p>0.0720869</text:p>
          </table:table-cell>
          <table:table-cell office:value-type="float" office:value="3.8251199999999999E-2" table:style-name="ce2">
            <text:p>0.0382512</text:p>
          </table:table-cell>
          <table:table-cell office:value-type="float" office:value="2.0086100000000001E-3" table:style-name="ce2">
            <text:p>0.00200861</text:p>
          </table:table-cell>
          <table:table-cell office:value-type="float" office:value="1.0958900000000001E-2" table:style-name="ce2">
            <text:p>0.0109589</text:p>
          </table:table-cell>
          <table:table-cell office:value-type="float" office:value="2.13737E-8" table:style-name="ce5">
            <text:p>2.14E-08</text:p>
          </table:table-cell>
          <table:table-cell table:number-columns-repeated="16377"/>
        </table:table-row>
        <table:table-row table:style-name="ro1">
          <table:table-cell office:value-type="float" office:value="0.39819300000000002" table:style-name="ce4">
            <text:p>0.398193</text:p>
          </table:table-cell>
          <table:table-cell office:value-type="float" office:value="7.8620099999999998E-2" table:style-name="ce2">
            <text:p>0.0786201</text:p>
          </table:table-cell>
          <table:table-cell office:value-type="float" office:value="6.7665699999999995E-2" table:style-name="ce2">
            <text:p>0.0676657</text:p>
          </table:table-cell>
          <table:table-cell office:value-type="float" office:value="3.5591299999999999E-2" table:style-name="ce2">
            <text:p>0.0355913</text:p>
          </table:table-cell>
          <table:table-cell office:value-type="float" office:value="1.7466300000000001E-3" table:style-name="ce2">
            <text:p>0.00174663</text:p>
          </table:table-cell>
          <table:table-cell office:value-type="float" office:value="9.9793599999999996E-3" table:style-name="ce2">
            <text:p>0.00997936</text:p>
          </table:table-cell>
          <table:table-cell office:value-type="float" office:value="1.76608E-6" table:style-name="ce5">
            <text:p>1.77E-06</text:p>
          </table:table-cell>
          <table:table-cell table:number-columns-repeated="16377"/>
        </table:table-row>
        <table:table-row table:style-name="ro1">
          <table:table-cell office:value-type="float" office:value="0.402061" table:style-name="ce4">
            <text:p>0.402061</text:p>
          </table:table-cell>
          <table:table-cell office:value-type="float" office:value="8.0101800000000001E-2" table:style-name="ce2">
            <text:p>0.0801018</text:p>
          </table:table-cell>
          <table:table-cell office:value-type="float" office:value="7.1433399999999994E-2" table:style-name="ce2">
            <text:p>0.0714334</text:p>
          </table:table-cell>
          <table:table-cell office:value-type="float" office:value="3.7959199999999998E-2" table:style-name="ce2">
            <text:p>0.0379592</text:p>
          </table:table-cell>
          <table:table-cell office:value-type="float" office:value="1.9766200000000001E-3" table:style-name="ce2">
            <text:p>0.00197662</text:p>
          </table:table-cell>
          <table:table-cell office:value-type="float" office:value="1.0743300000000001E-2" table:style-name="ce2">
            <text:p>0.0107433</text:p>
          </table:table-cell>
          <table:table-cell office:value-type="float" office:value="6.2875700000000002E-6" table:style-name="ce5">
            <text:p>6.29E-06</text:p>
          </table:table-cell>
          <table:table-cell table:number-columns-repeated="16377"/>
        </table:table-row>
        <table:table-row table:style-name="ro1">
          <table:table-cell office:value-type="float" office:value="0.40083800000000003" table:style-name="ce4">
            <text:p>0.400838</text:p>
          </table:table-cell>
          <table:table-cell office:value-type="float" office:value="7.9983600000000002E-2" table:style-name="ce2">
            <text:p>0.0799836</text:p>
          </table:table-cell>
          <table:table-cell office:value-type="float" office:value="6.9633100000000003E-2" table:style-name="ce2">
            <text:p>0.0696331</text:p>
          </table:table-cell>
          <table:table-cell office:value-type="float" office:value="3.6557899999999997E-2" table:style-name="ce2">
            <text:p>0.0365579</text:p>
          </table:table-cell>
          <table:table-cell office:value-type="float" office:value="1.8445099999999999E-3" table:style-name="ce2">
            <text:p>0.00184451</text:p>
          </table:table-cell>
          <table:table-cell office:value-type="float" office:value="1.03388E-2" table:style-name="ce2">
            <text:p>0.0103388</text:p>
          </table:table-cell>
          <table:table-cell office:value-type="float" office:value="-2.5461199999999998E-7" table:style-name="ce5">
            <text:p>-2.55E-07</text:p>
          </table:table-cell>
          <table:table-cell table:number-columns-repeated="16377"/>
        </table:table-row>
        <table:table-row table:style-name="ro1">
          <table:table-cell office:value-type="float" office:value="0.38808500000000001" table:style-name="ce4">
            <text:p>0.388085</text:p>
          </table:table-cell>
          <table:table-cell office:value-type="float" office:value="7.2202100000000005E-2" table:style-name="ce2">
            <text:p>0.0722021</text:p>
          </table:table-cell>
          <table:table-cell office:value-type="float" office:value="6.3287099999999999E-2" table:style-name="ce2">
            <text:p>0.0632871</text:p>
          </table:table-cell>
          <table:table-cell office:value-type="float" office:value="3.2635600000000001E-2" table:style-name="ce2">
            <text:p>0.0326356</text:p>
          </table:table-cell>
          <table:table-cell office:value-type="float" office:value="1.48318E-3" table:style-name="ce2">
            <text:p>0.00148318</text:p>
          </table:table-cell>
          <table:table-cell office:value-type="float" office:value="8.7690800000000003E-3" table:style-name="ce2">
            <text:p>0.00876908</text:p>
          </table:table-cell>
          <table:table-cell office:value-type="float" office:value="-2.0244099999999999E-6" table:style-name="ce5">
            <text:p>-2.02E-06</text:p>
          </table:table-cell>
          <table:table-cell table:number-columns-repeated="16377"/>
        </table:table-row>
        <table:table-row table:style-name="ro1">
          <table:table-cell office:value-type="float" office:value="0.38718200000000003" table:style-name="ce4">
            <text:p>0.387182</text:p>
          </table:table-cell>
          <table:table-cell office:value-type="float" office:value="7.13419E-2" table:style-name="ce2">
            <text:p>0.0713419</text:p>
          </table:table-cell>
          <table:table-cell office:value-type="float" office:value="6.3293000000000002E-2" table:style-name="ce2">
            <text:p>0.063293</text:p>
          </table:table-cell>
          <table:table-cell office:value-type="float" office:value="3.2565200000000002E-2" table:style-name="ce2">
            <text:p>0.0325652</text:p>
          </table:table-cell>
          <table:table-cell office:value-type="float" office:value="1.47846E-3" table:style-name="ce2">
            <text:p>0.00147846</text:p>
          </table:table-cell>
          <table:table-cell office:value-type="float" office:value="8.6973799999999993E-3" table:style-name="ce2">
            <text:p>0.00869738</text:p>
          </table:table-cell>
          <table:table-cell office:value-type="float" office:value="4.5546100000000002E-8" table:style-name="ce5">
            <text:p>4.55E-08</text:p>
          </table:table-cell>
          <table:table-cell table:number-columns-repeated="16377"/>
        </table:table-row>
        <table:table-row table:style-name="ro1">
          <table:table-cell office:value-type="float" office:value="0.39076899999999998" table:style-name="ce4">
            <text:p>0.390769</text:p>
          </table:table-cell>
          <table:table-cell office:value-type="float" office:value="7.3191500000000007E-2" table:style-name="ce2">
            <text:p>0.0731915</text:p>
          </table:table-cell>
          <table:table-cell office:value-type="float" office:value="6.5231200000000003E-2" table:style-name="ce2">
            <text:p>0.0652312</text:p>
          </table:table-cell>
          <table:table-cell office:value-type="float" office:value="3.424E-2" table:style-name="ce2">
            <text:p>0.03424</text:p>
          </table:table-cell>
          <table:table-cell office:value-type="float" office:value="1.6181800000000001E-3" table:style-name="ce2">
            <text:p>0.00161818</text:p>
          </table:table-cell>
          <table:table-cell office:value-type="float" office:value="9.2631699999999994E-3" table:style-name="ce2">
            <text:p>0.00926317</text:p>
          </table:table-cell>
          <table:table-cell office:value-type="float" office:value="2.8484300000000001E-6" table:style-name="ce5">
            <text:p>2.85E-06</text:p>
          </table:table-cell>
          <table:table-cell table:number-columns-repeated="16377"/>
        </table:table-row>
        <table:table-row table:style-name="ro1">
          <table:table-cell office:value-type="float" office:value="0.38083499999999998" table:style-name="ce4">
            <text:p>0.380835</text:p>
          </table:table-cell>
          <table:table-cell office:value-type="float" office:value="6.7560599999999998E-2" table:style-name="ce2">
            <text:p>0.0675606</text:p>
          </table:table-cell>
          <table:table-cell office:value-type="float" office:value="6.0743900000000003E-2" table:style-name="ce2">
            <text:p>0.0607439</text:p>
          </table:table-cell>
          <table:table-cell office:value-type="float" office:value="3.0726900000000001E-2" table:style-name="ce2">
            <text:p>0.0307269</text:p>
          </table:table-cell>
          <table:table-cell office:value-type="float" office:value="1.32748E-3" table:style-name="ce2">
            <text:p>0.00132748</text:p>
          </table:table-cell>
          <table:table-cell office:value-type="float" office:value="7.9864900000000006E-3" table:style-name="ce2">
            <text:p>0.00798649</text:p>
          </table:table-cell>
          <table:table-cell office:value-type="float" office:value="2.1904299999999998E-6" table:style-name="ce5">
            <text:p>2.19E-06</text:p>
          </table:table-cell>
          <table:table-cell table:number-columns-repeated="16377"/>
        </table:table-row>
        <table:table-row table:style-name="ro1">
          <table:table-cell office:value-type="float" office:value="0.38820900000000003" table:style-name="ce4">
            <text:p>0.388209</text:p>
          </table:table-cell>
          <table:table-cell office:value-type="float" office:value="7.0733799999999999E-2" table:style-name="ce2">
            <text:p>0.0707338</text:p>
          </table:table-cell>
          <table:table-cell office:value-type="float" office:value="6.4599100000000007E-2" table:style-name="ce2">
            <text:p>0.0645991</text:p>
          </table:table-cell>
          <table:table-cell office:value-type="float" office:value="3.3459500000000003E-2" table:style-name="ce2">
            <text:p>0.0334595</text:p>
          </table:table-cell>
          <table:table-cell office:value-type="float" office:value="1.55558E-3" table:style-name="ce2">
            <text:p>0.00155558</text:p>
          </table:table-cell>
          <table:table-cell office:value-type="float" office:value="8.8987100000000006E-3" table:style-name="ce2">
            <text:p>0.00889871</text:p>
          </table:table-cell>
          <table:table-cell office:value-type="float" office:value="2.8810999999999998E-6" table:style-name="ce5">
            <text:p>2.88E-06</text:p>
          </table:table-cell>
          <table:table-cell table:number-columns-repeated="16377"/>
        </table:table-row>
        <table:table-row table:style-name="ro1">
          <table:table-cell office:value-type="float" office:value="0.382691" table:style-name="ce4">
            <text:p>0.382691</text:p>
          </table:table-cell>
          <table:table-cell office:value-type="float" office:value="6.9069699999999998E-2" table:style-name="ce2">
            <text:p>0.0690697</text:p>
          </table:table-cell>
          <table:table-cell office:value-type="float" office:value="6.0253800000000003E-2" table:style-name="ce2">
            <text:p>0.0602538</text:p>
          </table:table-cell>
          <table:table-cell office:value-type="float" office:value="3.06758E-2" table:style-name="ce2">
            <text:p>0.0306758</text:p>
          </table:table-cell>
          <table:table-cell office:value-type="float" office:value="1.3188200000000001E-3" table:style-name="ce2">
            <text:p>0.00131882</text:p>
          </table:table-cell>
          <table:table-cell office:value-type="float" office:value="8.0618300000000007E-3" table:style-name="ce2">
            <text:p>0.00806183</text:p>
          </table:table-cell>
          <table:table-cell office:value-type="float" office:value="9.9678800000000002E-7" table:style-name="ce5">
            <text:p>9.97E-07</text:p>
          </table:table-cell>
          <table:table-cell table:number-columns-repeated="16377"/>
        </table:table-row>
        <table:table-row table:style-name="ro1">
          <table:table-cell office:value-type="float" office:value="0.383932" table:style-name="ce4">
            <text:p>0.383932</text:p>
          </table:table-cell>
          <table:table-cell office:value-type="float" office:value="6.8136799999999997E-2" table:style-name="ce2">
            <text:p>0.0681368</text:p>
          </table:table-cell>
          <table:table-cell office:value-type="float" office:value="6.2237199999999999E-2" table:style-name="ce2">
            <text:p>0.0622372</text:p>
          </table:table-cell>
          <table:table-cell office:value-type="float" office:value="3.1815900000000001E-2" table:style-name="ce2">
            <text:p>0.0318159</text:p>
          </table:table-cell>
          <table:table-cell office:value-type="float" office:value="1.41577E-3" table:style-name="ce2">
            <text:p>0.00141577</text:p>
          </table:table-cell>
          <table:table-cell office:value-type="float" office:value="8.3048600000000007E-3" table:style-name="ce2">
            <text:p>0.00830486</text:p>
          </table:table-cell>
          <table:table-cell office:value-type="float" office:value="-9.99664E-7" table:style-name="ce5">
            <text:p>-1.00E-06</text:p>
          </table:table-cell>
          <table:table-cell table:number-columns-repeated="16377"/>
        </table:table-row>
        <table:table-row table:style-name="ro1">
          <table:table-cell office:value-type="float" office:value="0.38133600000000001" table:style-name="ce4">
            <text:p>0.381336</text:p>
          </table:table-cell>
          <table:table-cell office:value-type="float" office:value="6.7574599999999999E-2" table:style-name="ce2">
            <text:p>0.0675746</text:p>
          </table:table-cell>
          <table:table-cell office:value-type="float" office:value="5.9475300000000002E-2" table:style-name="ce2">
            <text:p>0.0594753</text:p>
          </table:table-cell>
          <table:table-cell office:value-type="float" office:value="3.01312E-2" table:style-name="ce2">
            <text:p>0.0301312</text:p>
          </table:table-cell>
          <table:table-cell office:value-type="float" office:value="1.2755399999999999E-3" table:style-name="ce2">
            <text:p>0.00127554</text:p>
          </table:table-cell>
          <table:table-cell office:value-type="float" office:value="7.8326300000000001E-3" table:style-name="ce2">
            <text:p>0.00783263</text:p>
          </table:table-cell>
          <table:table-cell office:value-type="float" office:value="3.3842900000000002E-7" table:style-name="ce5">
            <text:p>3.38E-07</text:p>
          </table:table-cell>
          <table:table-cell table:number-columns-repeated="16377"/>
        </table:table-row>
        <table:table-row table:style-name="ro1">
          <table:table-cell office:value-type="float" office:value="0.383853" table:style-name="ce4">
            <text:p>0.383853</text:p>
          </table:table-cell>
          <table:table-cell office:value-type="float" office:value="6.8610400000000002E-2" table:style-name="ce2">
            <text:p>0.0686104</text:p>
          </table:table-cell>
          <table:table-cell office:value-type="float" office:value="6.1602700000000003E-2" table:style-name="ce2">
            <text:p>0.0616027</text:p>
          </table:table-cell>
          <table:table-cell office:value-type="float" office:value="3.1793299999999997E-2" table:style-name="ce2">
            <text:p>0.0317933</text:p>
          </table:table-cell>
          <table:table-cell office:value-type="float" office:value="1.4070199999999999E-3" table:style-name="ce2">
            <text:p>0.00140702</text:p>
          </table:table-cell>
          <table:table-cell office:value-type="float" office:value="8.3277899999999998E-3" table:style-name="ce2">
            <text:p>0.00832779</text:p>
          </table:table-cell>
          <table:table-cell office:value-type="float" office:value="2.8846299999999999E-6" table:style-name="ce5">
            <text:p>2.88E-06</text:p>
          </table:table-cell>
          <table:table-cell table:number-columns-repeated="16377"/>
        </table:table-row>
        <table:table-row table:style-name="ro1">
          <table:table-cell office:value-type="float" office:value="0.39153300000000002" table:style-name="ce4">
            <text:p>0.391533</text:p>
          </table:table-cell>
          <table:table-cell office:value-type="float" office:value="7.2690000000000005E-2" table:style-name="ce2">
            <text:p>0.07269</text:p>
          </table:table-cell>
          <table:table-cell office:value-type="float" office:value="6.7356700000000005E-2" table:style-name="ce2">
            <text:p>0.0673567</text:p>
          </table:table-cell>
          <table:table-cell office:value-type="float" office:value="3.5281E-2" table:style-name="ce2">
            <text:p>0.035281</text:p>
          </table:table-cell>
          <table:table-cell office:value-type="float" office:value="1.71989E-3" table:style-name="ce2">
            <text:p>0.00171989</text:p>
          </table:table-cell>
          <table:table-cell office:value-type="float" office:value="9.5118800000000003E-3" table:style-name="ce2">
            <text:p>0.00951188</text:p>
          </table:table-cell>
          <table:table-cell office:value-type="float" office:value="-1.9849599999999998E-6" table:style-name="ce5">
            <text:p>-1.98E-06</text:p>
          </table:table-cell>
          <table:table-cell table:number-columns-repeated="16377"/>
        </table:table-row>
        <table:table-row table:style-name="ro1">
          <table:table-cell office:value-type="float" office:value="0.392571" table:style-name="ce4">
            <text:p>0.392571</text:p>
          </table:table-cell>
          <table:table-cell office:value-type="float" office:value="7.4359599999999998E-2" table:style-name="ce2">
            <text:p>0.0743596</text:p>
          </table:table-cell>
          <table:table-cell office:value-type="float" office:value="6.5641000000000005E-2" table:style-name="ce2">
            <text:p>0.065641</text:p>
          </table:table-cell>
          <table:table-cell office:value-type="float" office:value="3.3712600000000002E-2" table:style-name="ce2">
            <text:p>0.0337126</text:p>
          </table:table-cell>
          <table:table-cell office:value-type="float" office:value="1.5858999999999999E-3" table:style-name="ce2">
            <text:p>0.0015859</text:p>
          </table:table-cell>
          <table:table-cell office:value-type="float" office:value="9.1927099999999998E-3" table:style-name="ce2">
            <text:p>0.00919271</text:p>
          </table:table-cell>
          <table:table-cell office:value-type="float" office:value="2.4220100000000001E-6" table:style-name="ce5">
            <text:p>2.42E-06</text:p>
          </table:table-cell>
          <table:table-cell table:number-columns-repeated="16377"/>
        </table:table-row>
        <table:table-row table:style-name="ro1">
          <table:table-cell office:value-type="float" office:value="0.39355499999999999" table:style-name="ce4">
            <text:p>0.393555</text:p>
          </table:table-cell>
          <table:table-cell office:value-type="float" office:value="7.4249800000000005E-2" table:style-name="ce2">
            <text:p>0.0742498</text:p>
          </table:table-cell>
          <table:table-cell office:value-type="float" office:value="6.68155E-2" table:style-name="ce2">
            <text:p>0.0668155</text:p>
          </table:table-cell>
          <table:table-cell office:value-type="float" office:value="3.4548000000000002E-2" table:style-name="ce2">
            <text:p>0.034548</text:p>
          </table:table-cell>
          <table:table-cell office:value-type="float" office:value="1.6598699999999999E-3" table:style-name="ce2">
            <text:p>0.00165987</text:p>
          </table:table-cell>
          <table:table-cell office:value-type="float" office:value="9.4134900000000001E-3" table:style-name="ce2">
            <text:p>0.00941349</text:p>
          </table:table-cell>
          <table:table-cell office:value-type="float" office:value="-1.8104799999999999E-6" table:style-name="ce5">
            <text:p>-1.81E-06</text:p>
          </table:table-cell>
          <table:table-cell table:number-columns-repeated="16377"/>
        </table:table-row>
        <table:table-row table:style-name="ro1">
          <table:table-cell office:value-type="float" office:value="0.39419799999999999" table:style-name="ce4">
            <text:p>0.394198</text:p>
          </table:table-cell>
          <table:table-cell office:value-type="float" office:value="7.5441800000000003E-2" table:style-name="ce2">
            <text:p>0.0754418</text:p>
          </table:table-cell>
          <table:table-cell office:value-type="float" office:value="6.5434500000000007E-2" table:style-name="ce2">
            <text:p>0.0654345</text:p>
          </table:table-cell>
          <table:table-cell office:value-type="float" office:value="3.3526100000000003E-2" table:style-name="ce2">
            <text:p>0.0335261</text:p>
          </table:table-cell>
          <table:table-cell office:value-type="float" office:value="1.57026E-3" table:style-name="ce2">
            <text:p>0.00157026</text:p>
          </table:table-cell>
          <table:table-cell office:value-type="float" office:value="9.2076099999999998E-3" table:style-name="ce2">
            <text:p>0.00920761</text:p>
          </table:table-cell>
          <table:table-cell office:value-type="float" office:value="-7.9056600000000001E-6" table:style-name="ce5">
            <text:p>-7.91E-06</text:p>
          </table:table-cell>
          <table:table-cell table:number-columns-repeated="16377"/>
        </table:table-row>
        <table:table-row table:style-name="ro1">
          <table:table-cell office:value-type="float" office:value="0.40043699999999999" table:style-name="ce4">
            <text:p>0.400437</text:p>
          </table:table-cell>
          <table:table-cell office:value-type="float" office:value="7.7753500000000003E-2" table:style-name="ce2">
            <text:p>0.0777535</text:p>
          </table:table-cell>
          <table:table-cell office:value-type="float" office:value="7.0715700000000006E-2" table:style-name="ce2">
            <text:p>0.0707157</text:p>
          </table:table-cell>
          <table:table-cell office:value-type="float" office:value="3.74366E-2" table:style-name="ce2">
            <text:p>0.0374366</text:p>
          </table:table-cell>
          <table:table-cell office:value-type="float" office:value="1.9262000000000001E-3" table:style-name="ce2">
            <text:p>0.0019262</text:p>
          </table:table-cell>
          <table:table-cell office:value-type="float" office:value="1.0438899999999999E-2" table:style-name="ce2">
            <text:p>0.0104389</text:p>
          </table:table-cell>
          <table:table-cell office:value-type="float" office:value="3.23695E-6" table:style-name="ce5">
            <text:p>3.24E-06</text:p>
          </table:table-cell>
          <table:table-cell table:number-columns-repeated="16377"/>
        </table:table-row>
        <table:table-row table:style-name="ro1">
          <table:table-cell office:value-type="float" office:value="0.39727499999999999" table:style-name="ce4">
            <text:p>0.397275</text:p>
          </table:table-cell>
          <table:table-cell office:value-type="float" office:value="7.6449400000000001E-2" table:style-name="ce2">
            <text:p>0.0764494</text:p>
          </table:table-cell>
          <table:table-cell office:value-type="float" office:value="6.7802200000000007E-2" table:style-name="ce2">
            <text:p>0.0678022</text:p>
          </table:table-cell>
          <table:table-cell office:value-type="float" office:value="3.5397900000000003E-2" table:style-name="ce2">
            <text:p>0.0353979</text:p>
          </table:table-cell>
          <table:table-cell office:value-type="float" office:value="1.7341500000000001E-3" table:style-name="ce2">
            <text:p>0.00173415</text:p>
          </table:table-cell>
          <table:table-cell office:value-type="float" office:value="9.7873100000000005E-3" table:style-name="ce2">
            <text:p>0.00978731</text:p>
          </table:table-cell>
          <table:table-cell office:value-type="float" office:value="5.0528799999999998E-6" table:style-name="ce5">
            <text:p>5.05E-06</text:p>
          </table:table-cell>
          <table:table-cell table:number-columns-repeated="16377"/>
        </table:table-row>
        <table:table-row table:style-name="ro1">
          <table:table-cell office:value-type="float" office:value="0.40426899999999999" table:style-name="ce4">
            <text:p>0.404269</text:p>
          </table:table-cell>
          <table:table-cell office:value-type="float" office:value="8.0146700000000001E-2" table:style-name="ce2">
            <text:p>0.0801467</text:p>
          </table:table-cell>
          <table:table-cell office:value-type="float" office:value="7.2283100000000003E-2" table:style-name="ce2">
            <text:p>0.0722831</text:p>
          </table:table-cell>
          <table:table-cell office:value-type="float" office:value="3.8154500000000001E-2" table:style-name="ce2">
            <text:p>0.0381545</text:p>
          </table:table-cell>
          <table:table-cell office:value-type="float" office:value="2.0037200000000001E-3" table:style-name="ce2">
            <text:p>0.00200372</text:p>
          </table:table-cell>
          <table:table-cell office:value-type="float" office:value="1.08007E-2" table:style-name="ce2">
            <text:p>0.0108007</text:p>
          </table:table-cell>
          <table:table-cell office:value-type="float" office:value="-2.0395699999999999E-6" table:style-name="ce5">
            <text:p>-2.04E-06</text:p>
          </table:table-cell>
          <table:table-cell table:number-columns-repeated="16377"/>
        </table:table-row>
        <table:table-row table:style-name="ro1">
          <table:table-cell office:value-type="float" office:value="0.40490999999999999" table:style-name="ce4">
            <text:p>0.40491</text:p>
          </table:table-cell>
          <table:table-cell office:value-type="float" office:value="8.0294199999999996E-2" table:style-name="ce2">
            <text:p>0.0802942</text:p>
          </table:table-cell>
          <table:table-cell office:value-type="float" office:value="7.2983400000000004E-2" table:style-name="ce2">
            <text:p>0.0729834</text:p>
          </table:table-cell>
          <table:table-cell office:value-type="float" office:value="3.8307300000000002E-2" table:style-name="ce2">
            <text:p>0.0383073</text:p>
          </table:table-cell>
          <table:table-cell office:value-type="float" office:value="2.0255E-3" table:style-name="ce2">
            <text:p>0.0020255</text:p>
          </table:table-cell>
          <table:table-cell office:value-type="float" office:value="1.0854600000000001E-2" table:style-name="ce2">
            <text:p>0.0108546</text:p>
          </table:table-cell>
          <table:table-cell office:value-type="float" office:value="-3.8930900000000002E-6" table:style-name="ce5">
            <text:p>-3.89E-06</text:p>
          </table:table-cell>
          <table:table-cell table:number-columns-repeated="16377"/>
        </table:table-row>
        <table:table-row table:style-name="ro1">
          <table:table-cell office:value-type="float" office:value="0.407524" table:style-name="ce4">
            <text:p>0.407524</text:p>
          </table:table-cell>
          <table:table-cell office:value-type="float" office:value="8.3311899999999994E-2" table:style-name="ce2">
            <text:p>0.0833119</text:p>
          </table:table-cell>
          <table:table-cell office:value-type="float" office:value="7.2021799999999997E-2" table:style-name="ce2">
            <text:p>0.0720218</text:p>
          </table:table-cell>
          <table:table-cell office:value-type="float" office:value="3.7661600000000003E-2" table:style-name="ce2">
            <text:p>0.0376616</text:p>
          </table:table-cell>
          <table:table-cell office:value-type="float" office:value="1.96145E-3" table:style-name="ce2">
            <text:p>0.00196145</text:p>
          </table:table-cell>
          <table:table-cell office:value-type="float" office:value="1.0870400000000001E-2" table:style-name="ce2">
            <text:p>0.0108704</text:p>
          </table:table-cell>
          <table:table-cell office:value-type="float" office:value="6.0317199999999999E-6" table:style-name="ce5">
            <text:p>6.03E-06</text:p>
          </table:table-cell>
          <table:table-cell table:number-columns-repeated="16377"/>
        </table:table-row>
        <table:table-row table:style-name="ro1">
          <table:table-cell office:value-type="float" office:value="0.39846799999999999" table:style-name="ce4">
            <text:p>0.398468</text:p>
          </table:table-cell>
          <table:table-cell office:value-type="float" office:value="7.7019000000000004E-2" table:style-name="ce2">
            <text:p>0.077019</text:p>
          </table:table-cell>
          <table:table-cell office:value-type="float" office:value="7.0456699999999997E-2" table:style-name="ce2">
            <text:p>0.0704567</text:p>
          </table:table-cell>
          <table:table-cell office:value-type="float" office:value="3.6987199999999998E-2" table:style-name="ce2">
            <text:p>0.0369872</text:p>
          </table:table-cell>
          <table:table-cell office:value-type="float" office:value="1.8881600000000001E-3" table:style-name="ce2">
            <text:p>0.00188816</text:p>
          </table:table-cell>
          <table:table-cell office:value-type="float" office:value="1.02647E-2" table:style-name="ce2">
            <text:p>0.0102647</text:p>
          </table:table-cell>
          <table:table-cell office:value-type="float" office:value="-7.1715500000000002E-7" table:style-name="ce5">
            <text:p>-7.17E-07</text:p>
          </table:table-cell>
          <table:table-cell table:number-columns-repeated="16377"/>
        </table:table-row>
        <table:table-row table:style-name="ro1">
          <table:table-cell office:value-type="float" office:value="0.40251300000000001" table:style-name="ce4">
            <text:p>0.402513</text:p>
          </table:table-cell>
          <table:table-cell office:value-type="float" office:value="7.9185500000000006E-2" table:style-name="ce2">
            <text:p>0.0791855</text:p>
          </table:table-cell>
          <table:table-cell office:value-type="float" office:value="7.31493E-2" table:style-name="ce2">
            <text:p>0.0731493</text:p>
          </table:table-cell>
          <table:table-cell office:value-type="float" office:value="3.8921799999999999E-2" table:style-name="ce2">
            <text:p>0.0389218</text:p>
          </table:table-cell>
          <table:table-cell office:value-type="float" office:value="2.0768000000000002E-3" table:style-name="ce2">
            <text:p>0.0020768</text:p>
          </table:table-cell>
          <table:table-cell office:value-type="float" office:value="1.09522E-2" table:style-name="ce2">
            <text:p>0.0109522</text:p>
          </table:table-cell>
          <table:table-cell office:value-type="float" office:value="1.0461400000000001E-6" table:style-name="ce5">
            <text:p>1.05E-06</text:p>
          </table:table-cell>
          <table:table-cell table:number-columns-repeated="16377"/>
        </table:table-row>
        <table:table-row table:style-name="ro1">
          <table:table-cell office:value-type="float" office:value="0.40084700000000001" table:style-name="ce4">
            <text:p>0.400847</text:p>
          </table:table-cell>
          <table:table-cell office:value-type="float" office:value="7.8656299999999998E-2" table:style-name="ce2">
            <text:p>0.0786563</text:p>
          </table:table-cell>
          <table:table-cell office:value-type="float" office:value="7.1062E-2" table:style-name="ce2">
            <text:p>0.071062</text:p>
          </table:table-cell>
          <table:table-cell office:value-type="float" office:value="3.73053E-2" table:style-name="ce2">
            <text:p>0.0373053</text:p>
          </table:table-cell>
          <table:table-cell office:value-type="float" office:value="1.92077E-3" table:style-name="ce2">
            <text:p>0.00192077</text:p>
          </table:table-cell>
          <table:table-cell office:value-type="float" office:value="1.04625E-2" table:style-name="ce2">
            <text:p>0.0104625</text:p>
          </table:table-cell>
          <table:table-cell office:value-type="float" office:value="3.1685799999999999E-6" table:style-name="ce5">
            <text:p>3.17E-06</text:p>
          </table:table-cell>
          <table:table-cell table:number-columns-repeated="16377"/>
        </table:table-row>
        <table:table-row table:style-name="ro1">
          <table:table-cell office:value-type="float" office:value="0.39685199999999998" table:style-name="ce4">
            <text:p>0.396852</text:p>
          </table:table-cell>
          <table:table-cell office:value-type="float" office:value="7.6741500000000004E-2" table:style-name="ce2">
            <text:p>0.0767415</text:p>
          </table:table-cell>
          <table:table-cell office:value-type="float" office:value="6.82778E-2" table:style-name="ce2">
            <text:p>0.0682778</text:p>
          </table:table-cell>
          <table:table-cell office:value-type="float" office:value="3.5679099999999998E-2" table:style-name="ce2">
            <text:p>0.0356791</text:p>
          </table:table-cell>
          <table:table-cell office:value-type="float" office:value="1.761E-3" table:style-name="ce2">
            <text:p>0.001761</text:p>
          </table:table-cell>
          <table:table-cell office:value-type="float" office:value="9.8833099999999993E-3" table:style-name="ce2">
            <text:p>0.00988331</text:p>
          </table:table-cell>
          <table:table-cell office:value-type="float" office:value="-6.2636100000000003E-7" table:style-name="ce5">
            <text:p>-6.26E-07</text:p>
          </table:table-cell>
          <table:table-cell table:number-columns-repeated="16377"/>
        </table:table-row>
        <table:table-row table:style-name="ro1">
          <table:table-cell office:value-type="float" office:value="0.39877099999999999" table:style-name="ce4">
            <text:p>0.398771</text:p>
          </table:table-cell>
          <table:table-cell office:value-type="float" office:value="7.7165800000000007E-2" table:style-name="ce2">
            <text:p>0.0771658</text:p>
          </table:table-cell>
          <table:table-cell office:value-type="float" office:value="7.1799399999999999E-2" table:style-name="ce2">
            <text:p>0.0717994</text:p>
          </table:table-cell>
          <table:table-cell office:value-type="float" office:value="3.81921E-2" table:style-name="ce2">
            <text:p>0.0381921</text:p>
          </table:table-cell>
          <table:table-cell office:value-type="float" office:value="1.9999599999999998E-3" table:style-name="ce2">
            <text:p>0.00199996</text:p>
          </table:table-cell>
          <table:table-cell office:value-type="float" office:value="1.06091E-2" table:style-name="ce2">
            <text:p>0.0106091</text:p>
          </table:table-cell>
          <table:table-cell office:value-type="float" office:value="4.2943699999999998E-7" table:style-name="ce5">
            <text:p>4.29E-07</text:p>
          </table:table-cell>
          <table:table-cell table:number-columns-repeated="16377"/>
        </table:table-row>
        <table:table-row table:style-name="ro1">
          <table:table-cell office:value-type="float" office:value="0.39771499999999999" table:style-name="ce4">
            <text:p>0.397715</text:p>
          </table:table-cell>
          <table:table-cell office:value-type="float" office:value="7.7348899999999998E-2" table:style-name="ce2">
            <text:p>0.0773489</text:p>
          </table:table-cell>
          <table:table-cell office:value-type="float" office:value="6.7988400000000004E-2" table:style-name="ce2">
            <text:p>0.0679884</text:p>
          </table:table-cell>
          <table:table-cell office:value-type="float" office:value="3.5159599999999999E-2" table:style-name="ce2">
            <text:p>0.0351596</text:p>
          </table:table-cell>
          <table:table-cell office:value-type="float" office:value="1.71901E-3" table:style-name="ce2">
            <text:p>0.00171901</text:p>
          </table:table-cell>
          <table:table-cell office:value-type="float" office:value="9.7784499999999993E-3" table:style-name="ce2">
            <text:p>0.00977845</text:p>
          </table:table-cell>
          <table:table-cell office:value-type="float" office:value="8.1342900000000003E-6" table:style-name="ce5">
            <text:p>8.13E-06</text:p>
          </table:table-cell>
          <table:table-cell table:number-columns-repeated="16377"/>
        </table:table-row>
        <table:table-row table:style-name="ro1">
          <table:table-cell office:value-type="float" office:value="0.38836199999999999" table:style-name="ce4">
            <text:p>0.388362</text:p>
          </table:table-cell>
          <table:table-cell office:value-type="float" office:value="7.1847900000000006E-2" table:style-name="ce2">
            <text:p>0.0718479</text:p>
          </table:table-cell>
          <table:table-cell office:value-type="float" office:value="6.3242499999999993E-2" table:style-name="ce2">
            <text:p>0.0632425</text:p>
          </table:table-cell>
          <table:table-cell office:value-type="float" office:value="3.2153000000000001E-2" table:style-name="ce2">
            <text:p>0.032153</text:p>
          </table:table-cell>
          <table:table-cell office:value-type="float" office:value="1.4499000000000001E-3" table:style-name="ce2">
            <text:p>0.0014499</text:p>
          </table:table-cell>
          <table:table-cell office:value-type="float" office:value="8.6174700000000003E-3" table:style-name="ce2">
            <text:p>0.00861747</text:p>
          </table:table-cell>
          <table:table-cell office:value-type="float" office:value="-2.4964899999999999E-6" table:style-name="ce5">
            <text:p>-2.50E-06</text:p>
          </table:table-cell>
          <table:table-cell table:number-columns-repeated="16377"/>
        </table:table-row>
        <table:table-row table:style-name="ro1">
          <table:table-cell office:value-type="float" office:value="0.39352300000000001" table:style-name="ce4">
            <text:p>0.393523</text:p>
          </table:table-cell>
          <table:table-cell office:value-type="float" office:value="7.3445300000000005E-2" table:style-name="ce2">
            <text:p>0.0734453</text:p>
          </table:table-cell>
          <table:table-cell office:value-type="float" office:value="6.9236400000000003E-2" table:style-name="ce2">
            <text:p>0.0692364</text:p>
          </table:table-cell>
          <table:table-cell office:value-type="float" office:value="3.63618E-2" table:style-name="ce2">
            <text:p>0.0363618</text:p>
          </table:table-cell>
          <table:table-cell office:value-type="float" office:value="1.8244699999999999E-3" table:style-name="ce2">
            <text:p>0.00182447</text:p>
          </table:table-cell>
          <table:table-cell office:value-type="float" office:value="9.8542200000000003E-3" table:style-name="ce2">
            <text:p>0.00985422</text:p>
          </table:table-cell>
          <table:table-cell office:value-type="float" office:value="1.0513100000000001E-6" table:style-name="ce5">
            <text:p>1.05E-06</text:p>
          </table:table-cell>
          <table:table-cell table:number-columns-repeated="16377"/>
        </table:table-row>
        <table:table-row table:style-name="ro1">
          <table:table-cell office:value-type="float" office:value="0.39074500000000001" table:style-name="ce4">
            <text:p>0.390745</text:p>
          </table:table-cell>
          <table:table-cell office:value-type="float" office:value="7.3689000000000004E-2" table:style-name="ce2">
            <text:p>0.073689</text:p>
          </table:table-cell>
          <table:table-cell office:value-type="float" office:value="6.4555000000000001E-2" table:style-name="ce2">
            <text:p>0.064555</text:p>
          </table:table-cell>
          <table:table-cell office:value-type="float" office:value="3.3297399999999998E-2" table:style-name="ce2">
            <text:p>0.0332974</text:p>
          </table:table-cell>
          <table:table-cell office:value-type="float" office:value="1.5437599999999999E-3" table:style-name="ce2">
            <text:p>0.00154376</text:p>
          </table:table-cell>
          <table:table-cell office:value-type="float" office:value="9.0387999999999996E-3" table:style-name="ce2">
            <text:p>0.0090388</text:p>
          </table:table-cell>
          <table:table-cell office:value-type="float" office:value="2.56098E-6" table:style-name="ce5">
            <text:p>2.56E-06</text:p>
          </table:table-cell>
          <table:table-cell table:number-columns-repeated="16377"/>
        </table:table-row>
        <table:table-row table:style-name="ro1">
          <table:table-cell office:value-type="float" office:value="0.38250200000000001" table:style-name="ce4">
            <text:p>0.382502</text:p>
          </table:table-cell>
          <table:table-cell office:value-type="float" office:value="6.86977E-2" table:style-name="ce2">
            <text:p>0.0686977</text:p>
          </table:table-cell>
          <table:table-cell office:value-type="float" office:value="5.9229700000000003E-2" table:style-name="ce2">
            <text:p>0.0592297</text:p>
          </table:table-cell>
          <table:table-cell office:value-type="float" office:value="3.00021E-2" table:style-name="ce2">
            <text:p>0.0300021</text:p>
          </table:table-cell>
          <table:table-cell office:value-type="float" office:value="1.26472E-3" table:style-name="ce2">
            <text:p>0.00126472</text:p>
          </table:table-cell>
          <table:table-cell office:value-type="float" office:value="7.8622299999999996E-3" table:style-name="ce2">
            <text:p>0.00786223</text:p>
          </table:table-cell>
          <table:table-cell office:value-type="float" office:value="-1.74114E-6" table:style-name="ce5">
            <text:p>-1.74E-06</text:p>
          </table:table-cell>
          <table:table-cell table:number-columns-repeated="16377"/>
        </table:table-row>
        <table:table-row table:style-name="ro1">
          <table:table-cell office:value-type="float" office:value="0.38437100000000002" table:style-name="ce4">
            <text:p>0.384371</text:p>
          </table:table-cell>
          <table:table-cell office:value-type="float" office:value="6.8560700000000002E-2" table:style-name="ce2">
            <text:p>0.0685607</text:p>
          </table:table-cell>
          <table:table-cell office:value-type="float" office:value="6.35014E-2" table:style-name="ce2">
            <text:p>0.0635014</text:p>
          </table:table-cell>
          <table:table-cell office:value-type="float" office:value="3.3056200000000001E-2" table:style-name="ce2">
            <text:p>0.0330562</text:p>
          </table:table-cell>
          <table:table-cell office:value-type="float" office:value="1.5145099999999999E-3" table:style-name="ce2">
            <text:p>0.00151451</text:p>
          </table:table-cell>
          <table:table-cell office:value-type="float" office:value="8.6552399999999998E-3" table:style-name="ce2">
            <text:p>0.00865524</text:p>
          </table:table-cell>
          <table:table-cell office:value-type="float" office:value="1.11485E-6" table:style-name="ce5">
            <text:p>1.11E-06</text:p>
          </table:table-cell>
          <table:table-cell table:number-columns-repeated="16377"/>
        </table:table-row>
        <table:table-row table:style-name="ro1">
          <table:table-cell office:value-type="float" office:value="0.38272299999999998" table:style-name="ce4">
            <text:p>0.382723</text:p>
          </table:table-cell>
          <table:table-cell office:value-type="float" office:value="6.8266199999999999E-2" table:style-name="ce2">
            <text:p>0.0682662</text:p>
          </table:table-cell>
          <table:table-cell office:value-type="float" office:value="6.0877500000000001E-2" table:style-name="ce2">
            <text:p>0.0608775</text:p>
          </table:table-cell>
          <table:table-cell office:value-type="float" office:value="3.0963500000000001E-2" table:style-name="ce2">
            <text:p>0.0309635</text:p>
          </table:table-cell>
          <table:table-cell office:value-type="float" office:value="1.34431E-3" table:style-name="ce2">
            <text:p>0.00134431</text:p>
          </table:table-cell>
          <table:table-cell office:value-type="float" office:value="8.0900399999999997E-3" table:style-name="ce2">
            <text:p>0.00809004</text:p>
          </table:table-cell>
          <table:table-cell office:value-type="float" office:value="4.7494900000000002E-6" table:style-name="ce5">
            <text:p>4.75E-06</text:p>
          </table:table-cell>
          <table:table-cell table:number-columns-repeated="16377"/>
        </table:table-row>
        <table:table-row table:style-name="ro1">
          <table:table-cell office:value-type="float" office:value="0.38222299999999998" table:style-name="ce4">
            <text:p>0.382223</text:p>
          </table:table-cell>
          <table:table-cell office:value-type="float" office:value="6.7406199999999999E-2" table:style-name="ce2">
            <text:p>0.0674062</text:p>
          </table:table-cell>
          <table:table-cell office:value-type="float" office:value="6.11079E-2" table:style-name="ce2">
            <text:p>0.0611079</text:p>
          </table:table-cell>
          <table:table-cell office:value-type="float" office:value="3.1074899999999999E-2" table:style-name="ce2">
            <text:p>0.0310749</text:p>
          </table:table-cell>
          <table:table-cell office:value-type="float" office:value="1.35414E-3" table:style-name="ce2">
            <text:p>0.00135414</text:p>
          </table:table-cell>
          <table:table-cell office:value-type="float" office:value="8.0677000000000006E-3" table:style-name="ce2">
            <text:p>0.0080677</text:p>
          </table:table-cell>
          <table:table-cell office:value-type="float" office:value="1.90085E-6" table:style-name="ce5">
            <text:p>1.90E-06</text:p>
          </table:table-cell>
          <table:table-cell table:number-columns-repeated="16377"/>
        </table:table-row>
        <table:table-row table:style-name="ro1">
          <table:table-cell office:value-type="float" office:value="0.38629200000000002" table:style-name="ce4">
            <text:p>0.386292</text:p>
          </table:table-cell>
          <table:table-cell office:value-type="float" office:value="7.0963399999999996E-2" table:style-name="ce2">
            <text:p>0.0709634</text:p>
          </table:table-cell>
          <table:table-cell office:value-type="float" office:value="6.2352999999999999E-2" table:style-name="ce2">
            <text:p>0.062353</text:p>
          </table:table-cell>
          <table:table-cell office:value-type="float" office:value="3.2002900000000001E-2" table:style-name="ce2">
            <text:p>0.0320029</text:p>
          </table:table-cell>
          <table:table-cell office:value-type="float" office:value="1.4295899999999999E-3" table:style-name="ce2">
            <text:p>0.00142959</text:p>
          </table:table-cell>
          <table:table-cell office:value-type="float" office:value="8.5248900000000002E-3" table:style-name="ce2">
            <text:p>0.00852489</text:p>
          </table:table-cell>
          <table:table-cell office:value-type="float" office:value="-1.58284E-6" table:style-name="ce5">
            <text:p>-1.58E-06</text:p>
          </table:table-cell>
          <table:table-cell table:number-columns-repeated="16377"/>
        </table:table-row>
        <table:table-row table:style-name="ro1">
          <table:table-cell office:value-type="float" office:value="0.38340400000000002" table:style-name="ce4">
            <text:p>0.383404</text:p>
          </table:table-cell>
          <table:table-cell office:value-type="float" office:value="6.9317299999999998E-2" table:style-name="ce2">
            <text:p>0.0693173</text:p>
          </table:table-cell>
          <table:table-cell office:value-type="float" office:value="6.0273800000000002E-2" table:style-name="ce2">
            <text:p>0.0602738</text:p>
          </table:table-cell>
          <table:table-cell office:value-type="float" office:value="3.06191E-2" table:style-name="ce2">
            <text:p>0.0306191</text:p>
          </table:table-cell>
          <table:table-cell office:value-type="float" office:value="1.3153800000000001E-3" table:style-name="ce2">
            <text:p>0.00131538</text:p>
          </table:table-cell>
          <table:table-cell office:value-type="float" office:value="8.0614399999999996E-3" table:style-name="ce2">
            <text:p>0.00806144</text:p>
          </table:table-cell>
          <table:table-cell office:value-type="float" office:value="2.9520799999999999E-6" table:style-name="ce5">
            <text:p>2.95E-06</text:p>
          </table:table-cell>
          <table:table-cell table:number-columns-repeated="16377"/>
        </table:table-row>
        <table:table-row table:style-name="ro1">
          <table:table-cell office:value-type="float" office:value="0.38958199999999998" table:style-name="ce4">
            <text:p>0.389582</text:p>
          </table:table-cell>
          <table:table-cell office:value-type="float" office:value="7.1925799999999998E-2" table:style-name="ce2">
            <text:p>0.0719258</text:p>
          </table:table-cell>
          <table:table-cell office:value-type="float" office:value="6.3941300000000006E-2" table:style-name="ce2">
            <text:p>0.0639413</text:p>
          </table:table-cell>
          <table:table-cell office:value-type="float" office:value="3.2691100000000001E-2" table:style-name="ce2">
            <text:p>0.0326911</text:p>
          </table:table-cell>
          <table:table-cell office:value-type="float" office:value="1.49463E-3" table:style-name="ce2">
            <text:p>0.00149463</text:p>
          </table:table-cell>
          <table:table-cell office:value-type="float" office:value="8.7672800000000006E-3" table:style-name="ce2">
            <text:p>0.00876728</text:p>
          </table:table-cell>
          <table:table-cell office:value-type="float" office:value="-3.1929700000000002E-6" table:style-name="ce5">
            <text:p>-3.19E-06</text:p>
          </table:table-cell>
          <table:table-cell table:number-columns-repeated="16377"/>
        </table:table-row>
        <table:table-row table:style-name="ro1">
          <table:table-cell office:value-type="float" office:value="0.38727499999999998" table:style-name="ce4">
            <text:p>0.387275</text:p>
          </table:table-cell>
          <table:table-cell office:value-type="float" office:value="7.1021799999999996E-2" table:style-name="ce2">
            <text:p>0.0710218</text:p>
          </table:table-cell>
          <table:table-cell office:value-type="float" office:value="6.3050800000000004E-2" table:style-name="ce2">
            <text:p>0.0630508</text:p>
          </table:table-cell>
          <table:table-cell office:value-type="float" office:value="3.21725E-2" table:style-name="ce2">
            <text:p>0.0321725</text:p>
          </table:table-cell>
          <table:table-cell office:value-type="float" office:value="1.4490099999999999E-3" table:style-name="ce2">
            <text:p>0.00144901</text:p>
          </table:table-cell>
          <table:table-cell office:value-type="float" office:value="8.5737299999999999E-3" table:style-name="ce2">
            <text:p>0.00857373</text:p>
          </table:table-cell>
          <table:table-cell office:value-type="float" office:value="-3.8246E-7" table:style-name="ce5">
            <text:p>-3.82E-07</text:p>
          </table:table-cell>
          <table:table-cell table:number-columns-repeated="16377"/>
        </table:table-row>
        <table:table-row table:style-name="ro1">
          <table:table-cell office:value-type="float" office:value="0.39421" table:style-name="ce4">
            <text:p>0.39421</text:p>
          </table:table-cell>
          <table:table-cell office:value-type="float" office:value="7.5134199999999998E-2" table:style-name="ce2">
            <text:p>0.0751342</text:p>
          </table:table-cell>
          <table:table-cell office:value-type="float" office:value="6.6514000000000004E-2" table:style-name="ce2">
            <text:p>0.066514</text:p>
          </table:table-cell>
          <table:table-cell office:value-type="float" office:value="3.4579899999999997E-2" table:style-name="ce2">
            <text:p>0.0345799</text:p>
          </table:table-cell>
          <table:table-cell office:value-type="float" office:value="1.6584099999999999E-3" table:style-name="ce2">
            <text:p>0.00165841</text:p>
          </table:table-cell>
          <table:table-cell office:value-type="float" office:value="9.4782200000000007E-3" table:style-name="ce2">
            <text:p>0.00947822</text:p>
          </table:table-cell>
          <table:table-cell office:value-type="float" office:value="-1.1479400000000001E-6" table:style-name="ce5">
            <text:p>-1.15E-06</text:p>
          </table:table-cell>
          <table:table-cell table:number-columns-repeated="16377"/>
        </table:table-row>
        <table:table-row table:style-name="ro1">
          <table:table-cell office:value-type="float" office:value="0.39912399999999998" table:style-name="ce4">
            <text:p>0.399124</text:p>
          </table:table-cell>
          <table:table-cell office:value-type="float" office:value="7.7723399999999998E-2" table:style-name="ce2">
            <text:p>0.0777234</text:p>
          </table:table-cell>
          <table:table-cell office:value-type="float" office:value="6.9694000000000006E-2" table:style-name="ce2">
            <text:p>0.069694</text:p>
          </table:table-cell>
          <table:table-cell office:value-type="float" office:value="3.6513200000000003E-2" table:style-name="ce2">
            <text:p>0.0365132</text:p>
          </table:table-cell>
          <table:table-cell office:value-type="float" office:value="1.8419300000000001E-3" table:style-name="ce2">
            <text:p>0.00184193</text:p>
          </table:table-cell>
          <table:table-cell office:value-type="float" office:value="1.0179499999999999E-2" table:style-name="ce2">
            <text:p>0.0101795</text:p>
          </table:table-cell>
          <table:table-cell office:value-type="float" office:value="2.6234499999999998E-6" table:style-name="ce5">
            <text:p>2.62E-06</text:p>
          </table:table-cell>
          <table:table-cell table:number-columns-repeated="16377"/>
        </table:table-row>
        <table:table-row table:style-name="ro1">
          <table:table-cell office:value-type="float" office:value="0.39856799999999998" table:style-name="ce4">
            <text:p>0.398568</text:p>
          </table:table-cell>
          <table:table-cell office:value-type="float" office:value="7.6962199999999995E-2" table:style-name="ce2">
            <text:p>0.0769622</text:p>
          </table:table-cell>
          <table:table-cell office:value-type="float" office:value="6.9614999999999996E-2" table:style-name="ce2">
            <text:p>0.069615</text:p>
          </table:table-cell>
          <table:table-cell office:value-type="float" office:value="3.6392599999999997E-2" table:style-name="ce2">
            <text:p>0.0363926</text:p>
          </table:table-cell>
          <table:table-cell office:value-type="float" office:value="1.83176E-3" table:style-name="ce2">
            <text:p>0.00183176</text:p>
          </table:table-cell>
          <table:table-cell office:value-type="float" office:value="1.00959E-2" table:style-name="ce2">
            <text:p>0.0100959</text:p>
          </table:table-cell>
          <table:table-cell office:value-type="float" office:value="7.8818300000000001E-6" table:style-name="ce5">
            <text:p>7.88E-06</text:p>
          </table:table-cell>
          <table:table-cell table:number-columns-repeated="16377"/>
        </table:table-row>
        <table:table-row table:style-name="ro1">
          <table:table-cell office:value-type="float" office:value="0.39628799999999997" table:style-name="ce4">
            <text:p>0.396288</text:p>
          </table:table-cell>
          <table:table-cell office:value-type="float" office:value="7.6059699999999994E-2" table:style-name="ce2">
            <text:p>0.0760597</text:p>
          </table:table-cell>
          <table:table-cell office:value-type="float" office:value="6.72648E-2" table:style-name="ce2">
            <text:p>0.0672648</text:p>
          </table:table-cell>
          <table:table-cell office:value-type="float" office:value="3.4871899999999997E-2" table:style-name="ce2">
            <text:p>0.0348719</text:p>
          </table:table-cell>
          <table:table-cell office:value-type="float" office:value="1.6889100000000001E-3" table:style-name="ce2">
            <text:p>0.00168891</text:p>
          </table:table-cell>
          <table:table-cell office:value-type="float" office:value="9.6172800000000006E-3" table:style-name="ce2">
            <text:p>0.00961728</text:p>
          </table:table-cell>
          <table:table-cell office:value-type="float" office:value="1.7126699999999999E-6" table:style-name="ce5">
            <text:p>1.71E-06</text:p>
          </table:table-cell>
          <table:table-cell table:number-columns-repeated="16377"/>
        </table:table-row>
        <table:table-row table:style-name="ro1">
          <table:table-cell office:value-type="float" office:value="0.40476200000000001" table:style-name="ce4">
            <text:p>0.404762</text:p>
          </table:table-cell>
          <table:table-cell office:value-type="float" office:value="8.0702399999999994E-2" table:style-name="ce2">
            <text:p>0.0807024</text:p>
          </table:table-cell>
          <table:table-cell office:value-type="float" office:value="7.2486800000000004E-2" table:style-name="ce2">
            <text:p>0.0724868</text:p>
          </table:table-cell>
          <table:table-cell office:value-type="float" office:value="3.8058399999999999E-2" table:style-name="ce2">
            <text:p>0.0380584</text:p>
          </table:table-cell>
          <table:table-cell office:value-type="float" office:value="1.9989600000000001E-3" table:style-name="ce2">
            <text:p>0.00199896</text:p>
          </table:table-cell>
          <table:table-cell office:value-type="float" office:value="1.0810699999999999E-2" table:style-name="ce2">
            <text:p>0.0108107</text:p>
          </table:table-cell>
          <table:table-cell office:value-type="float" office:value="-1.9701500000000001E-6" table:style-name="ce5">
            <text:p>-1.97E-06</text:p>
          </table:table-cell>
          <table:table-cell table:number-columns-repeated="16377"/>
        </table:table-row>
        <table:table-row table:style-name="ro1">
          <table:table-cell office:value-type="float" office:value="0.40619899999999998" table:style-name="ce4">
            <text:p>0.406199</text:p>
          </table:table-cell>
          <table:table-cell office:value-type="float" office:value="8.2338499999999995E-2" table:style-name="ce2">
            <text:p>0.0823385</text:p>
          </table:table-cell>
          <table:table-cell office:value-type="float" office:value="7.0838499999999999E-2" table:style-name="ce2">
            <text:p>0.0708385</text:p>
          </table:table-cell>
          <table:table-cell office:value-type="float" office:value="3.6572399999999998E-2" table:style-name="ce2">
            <text:p>0.0365724</text:p>
          </table:table-cell>
          <table:table-cell office:value-type="float" office:value="1.8615000000000001E-3" table:style-name="ce2">
            <text:p>0.0018615</text:p>
          </table:table-cell>
          <table:table-cell office:value-type="float" office:value="1.04942E-2" table:style-name="ce2">
            <text:p>0.0104942</text:p>
          </table:table-cell>
          <table:table-cell office:value-type="float" office:value="-3.20668E-6" table:style-name="ce5">
            <text:p>-3.21E-06</text:p>
          </table:table-cell>
          <table:table-cell table:number-columns-repeated="16377"/>
        </table:table-row>
        <table:table-row table:style-name="ro1">
          <table:table-cell office:value-type="float" office:value="0.402221" table:style-name="ce4">
            <text:p>0.402221</text:p>
          </table:table-cell>
          <table:table-cell office:value-type="float" office:value="7.9992900000000006E-2" table:style-name="ce2">
            <text:p>0.0799929</text:p>
          </table:table-cell>
          <table:table-cell office:value-type="float" office:value="6.9724999999999995E-2" table:style-name="ce2">
            <text:p>0.069725</text:p>
          </table:table-cell>
          <table:table-cell office:value-type="float" office:value="3.6445999999999999E-2" table:style-name="ce2">
            <text:p>0.036446</text:p>
          </table:table-cell>
          <table:table-cell office:value-type="float" office:value="1.8372499999999999E-3" table:style-name="ce2">
            <text:p>0.00183725</text:p>
          </table:table-cell>
          <table:table-cell office:value-type="float" office:value="1.0307999999999999E-2" table:style-name="ce2">
            <text:p>0.010308</text:p>
          </table:table-cell>
          <table:table-cell office:value-type="float" office:value="1.8740500000000001E-6" table:style-name="ce5">
            <text:p>1.87E-06</text:p>
          </table:table-cell>
          <table:table-cell table:number-columns-repeated="16377"/>
        </table:table-row>
        <table:table-row table:style-name="ro1">
          <table:table-cell office:value-type="float" office:value="0.40735700000000002" table:style-name="ce4">
            <text:p>0.407357</text:p>
          </table:table-cell>
          <table:table-cell office:value-type="float" office:value="8.3497100000000005E-2" table:style-name="ce2">
            <text:p>0.0834971</text:p>
          </table:table-cell>
          <table:table-cell office:value-type="float" office:value="7.1591000000000002E-2" table:style-name="ce2">
            <text:p>0.071591</text:p>
          </table:table-cell>
          <table:table-cell office:value-type="float" office:value="3.7663299999999997E-2" table:style-name="ce2">
            <text:p>0.0376633</text:p>
          </table:table-cell>
          <table:table-cell office:value-type="float" office:value="1.9557200000000002E-3" table:style-name="ce2">
            <text:p>0.00195572</text:p>
          </table:table-cell>
          <table:table-cell office:value-type="float" office:value="1.08828E-2" table:style-name="ce2">
            <text:p>0.0108828</text:p>
          </table:table-cell>
          <table:table-cell office:value-type="float" office:value="7.2961499999999996E-7" table:style-name="ce5">
            <text:p>7.30E-07</text:p>
          </table:table-cell>
          <table:table-cell table:number-columns-repeated="16377"/>
        </table:table-row>
        <table:table-row table:style-name="ro1">
          <table:table-cell office:value-type="float" office:value="0.40352300000000002" table:style-name="ce4">
            <text:p>0.403523</text:p>
          </table:table-cell>
          <table:table-cell office:value-type="float" office:value="8.0816600000000002E-2" table:style-name="ce2">
            <text:p>0.0808166</text:p>
          </table:table-cell>
          <table:table-cell office:value-type="float" office:value="7.1767899999999996E-2" table:style-name="ce2">
            <text:p>0.0717679</text:p>
          </table:table-cell>
          <table:table-cell office:value-type="float" office:value="3.8292199999999998E-2" table:style-name="ce2">
            <text:p>0.0382922</text:p>
          </table:table-cell>
          <table:table-cell office:value-type="float" office:value="2.00738E-3" table:style-name="ce2">
            <text:p>0.00200738</text:p>
          </table:table-cell>
          <table:table-cell office:value-type="float" office:value="1.08856E-2" table:style-name="ce2">
            <text:p>0.0108856</text:p>
          </table:table-cell>
          <table:table-cell office:value-type="float" office:value="5.3238399999999996E-7" table:style-name="ce5">
            <text:p>5.32E-07</text:p>
          </table:table-cell>
          <table:table-cell table:number-columns-repeated="16377"/>
        </table:table-row>
        <table:table-row table:style-name="ro1">
          <table:table-cell office:value-type="float" office:value="0.40609000000000001" table:style-name="ce4">
            <text:p>0.40609</text:p>
          </table:table-cell>
          <table:table-cell office:value-type="float" office:value="8.3072800000000002E-2" table:style-name="ce2">
            <text:p>0.0830728</text:p>
          </table:table-cell>
          <table:table-cell office:value-type="float" office:value="7.0212999999999998E-2" table:style-name="ce2">
            <text:p>0.070213</text:p>
          </table:table-cell>
          <table:table-cell office:value-type="float" office:value="3.6757199999999997E-2" table:style-name="ce2">
            <text:p>0.0367572</text:p>
          </table:table-cell>
          <table:table-cell office:value-type="float" office:value="1.8673299999999999E-3" table:style-name="ce2">
            <text:p>0.00186733</text:p>
          </table:table-cell>
          <table:table-cell office:value-type="float" office:value="1.0593E-2" table:style-name="ce2">
            <text:p>0.010593</text:p>
          </table:table-cell>
          <table:table-cell office:value-type="float" office:value="-6.8311800000000002E-6" table:style-name="ce5">
            <text:p>-6.83E-06</text:p>
          </table:table-cell>
          <table:table-cell table:number-columns-repeated="16377"/>
        </table:table-row>
        <table:table-row table:style-name="ro1">
          <table:table-cell office:value-type="float" office:value="0.40161200000000002" table:style-name="ce4">
            <text:p>0.401612</text:p>
          </table:table-cell>
          <table:table-cell office:value-type="float" office:value="8.1193899999999999E-2" table:style-name="ce2">
            <text:p>0.0811939</text:p>
          </table:table-cell>
          <table:table-cell office:value-type="float" office:value="6.8213800000000005E-2" table:style-name="ce2">
            <text:p>0.0682138</text:p>
          </table:table-cell>
          <table:table-cell office:value-type="float" office:value="3.58389E-2" table:style-name="ce2">
            <text:p>0.0358389</text:p>
          </table:table-cell>
          <table:table-cell office:value-type="float" office:value="1.7720100000000001E-3" table:style-name="ce2">
            <text:p>0.00177201</text:p>
          </table:table-cell>
          <table:table-cell office:value-type="float" office:value="1.0211700000000001E-2" table:style-name="ce2">
            <text:p>0.0102117</text:p>
          </table:table-cell>
          <table:table-cell office:value-type="float" office:value="-4.8121900000000004E-6" table:style-name="ce5">
            <text:p>-4.81E-06</text:p>
          </table:table-cell>
          <table:table-cell table:number-columns-repeated="16377"/>
        </table:table-row>
        <table:table-row table:style-name="ro1">
          <table:table-cell office:value-type="float" office:value="0.39961099999999999" table:style-name="ce4">
            <text:p>0.399611</text:p>
          </table:table-cell>
          <table:table-cell office:value-type="float" office:value="7.9770199999999999E-2" table:style-name="ce2">
            <text:p>0.0797702</text:p>
          </table:table-cell>
          <table:table-cell office:value-type="float" office:value="6.8174899999999997E-2" table:style-name="ce2">
            <text:p>0.0681749</text:p>
          </table:table-cell>
          <table:table-cell office:value-type="float" office:value="3.5909700000000003E-2" table:style-name="ce2">
            <text:p>0.0359097</text:p>
          </table:table-cell>
          <table:table-cell office:value-type="float" office:value="1.7767600000000001E-3" table:style-name="ce2">
            <text:p>0.00177676</text:p>
          </table:table-cell>
          <table:table-cell office:value-type="float" office:value="1.0141900000000001E-2" table:style-name="ce2">
            <text:p>0.0101419</text:p>
          </table:table-cell>
          <table:table-cell office:value-type="float" office:value="9.8073499999999989E-7" table:style-name="ce5">
            <text:p>9.81E-07</text:p>
          </table:table-cell>
          <table:table-cell table:number-columns-repeated="16377"/>
        </table:table-row>
        <table:table-row table:style-name="ro1">
          <table:table-cell office:value-type="float" office:value="0.401198" table:style-name="ce4">
            <text:p>0.401198</text:p>
          </table:table-cell>
          <table:table-cell office:value-type="float" office:value="7.9720399999999997E-2" table:style-name="ce2">
            <text:p>0.0797204</text:p>
          </table:table-cell>
          <table:table-cell office:value-type="float" office:value="7.0347499999999993E-2" table:style-name="ce2">
            <text:p>0.0703475</text:p>
          </table:table-cell>
          <table:table-cell office:value-type="float" office:value="3.7413700000000001E-2" table:style-name="ce2">
            <text:p>0.0374137</text:p>
          </table:table-cell>
          <table:table-cell office:value-type="float" office:value="1.9194100000000001E-3" table:style-name="ce2">
            <text:p>0.00191941</text:p>
          </table:table-cell>
          <table:table-cell office:value-type="float" office:value="1.0562999999999999E-2" table:style-name="ce2">
            <text:p>0.010563</text:p>
          </table:table-cell>
          <table:table-cell office:value-type="float" office:value="-6.4585000000000001E-6" table:style-name="ce5">
            <text:p>-6.46E-06</text:p>
          </table:table-cell>
          <table:table-cell table:number-columns-repeated="16377"/>
        </table:table-row>
        <table:table-row table:style-name="ro1">
          <table:table-cell office:value-type="float" office:value="0.39583600000000002" table:style-name="ce4">
            <text:p>0.395836</text:p>
          </table:table-cell>
          <table:table-cell office:value-type="float" office:value="7.5685699999999995E-2" table:style-name="ce2">
            <text:p>0.0756857</text:p>
          </table:table-cell>
          <table:table-cell office:value-type="float" office:value="6.7577600000000002E-2" table:style-name="ce2">
            <text:p>0.0675776</text:p>
          </table:table-cell>
          <table:table-cell office:value-type="float" office:value="3.5458200000000002E-2" table:style-name="ce2">
            <text:p>0.0354582</text:p>
          </table:table-cell>
          <table:table-cell office:value-type="float" office:value="1.7357E-3" table:style-name="ce2">
            <text:p>0.0017357</text:p>
          </table:table-cell>
          <table:table-cell office:value-type="float" office:value="9.7540200000000004E-3" table:style-name="ce2">
            <text:p>0.00975402</text:p>
          </table:table-cell>
          <table:table-cell office:value-type="float" office:value="-4.5855800000000001E-6" table:style-name="ce5">
            <text:p>-4.59E-06</text:p>
          </table:table-cell>
          <table:table-cell table:number-columns-repeated="16377"/>
        </table:table-row>
        <table:table-row table:style-name="ro1">
          <table:table-cell office:value-type="float" office:value="0.38722699999999999" table:style-name="ce4">
            <text:p>0.387227</text:p>
          </table:table-cell>
          <table:table-cell office:value-type="float" office:value="7.2189799999999998E-2" table:style-name="ce2">
            <text:p>0.0721898</text:p>
          </table:table-cell>
          <table:table-cell office:value-type="float" office:value="6.3862600000000005E-2" table:style-name="ce2">
            <text:p>0.0638626</text:p>
          </table:table-cell>
          <table:table-cell office:value-type="float" office:value="3.3557900000000002E-2" table:style-name="ce2">
            <text:p>0.0335579</text:p>
          </table:table-cell>
          <table:table-cell office:value-type="float" office:value="1.5535099999999999E-3" table:style-name="ce2">
            <text:p>0.00155351</text:p>
          </table:table-cell>
          <table:table-cell office:value-type="float" office:value="9.0159100000000002E-3" table:style-name="ce2">
            <text:p>0.00901591</text:p>
          </table:table-cell>
          <table:table-cell office:value-type="float" office:value="-4.6504399999999998E-6" table:style-name="ce5">
            <text:p>-4.65E-06</text:p>
          </table:table-cell>
          <table:table-cell table:number-columns-repeated="16377"/>
        </table:table-row>
        <table:table-row table:style-name="ro1">
          <table:table-cell office:value-type="float" office:value="0.38313999999999998" table:style-name="ce4">
            <text:p>0.38314</text:p>
          </table:table-cell>
          <table:table-cell office:value-type="float" office:value="7.0172600000000002E-2" table:style-name="ce2">
            <text:p>0.0701726</text:p>
          </table:table-cell>
          <table:table-cell office:value-type="float" office:value="5.9818099999999999E-2" table:style-name="ce2">
            <text:p>0.0598181</text:p>
          </table:table-cell>
          <table:table-cell office:value-type="float" office:value="3.0760099999999999E-2" table:style-name="ce2">
            <text:p>0.0307601</text:p>
          </table:table-cell>
          <table:table-cell office:value-type="float" office:value="1.3194700000000001E-3" table:style-name="ce2">
            <text:p>0.00131947</text:p>
          </table:table-cell>
          <table:table-cell office:value-type="float" office:value="8.1482599999999992E-3" table:style-name="ce2">
            <text:p>0.00814826</text:p>
          </table:table-cell>
          <table:table-cell office:value-type="float" office:value="-1.0258899999999999E-6" table:style-name="ce5">
            <text:p>-1.03E-06</text:p>
          </table:table-cell>
          <table:table-cell table:number-columns-repeated="16377"/>
        </table:table-row>
        <table:table-row table:style-name="ro1">
          <table:table-cell office:value-type="float" office:value="0.38052999999999998" table:style-name="ce4">
            <text:p>0.38053</text:p>
          </table:table-cell>
          <table:table-cell office:value-type="float" office:value="6.8105899999999997E-2" table:style-name="ce2">
            <text:p>0.0681059</text:p>
          </table:table-cell>
          <table:table-cell office:value-type="float" office:value="5.9270900000000001E-2" table:style-name="ce2">
            <text:p>0.0592709</text:p>
          </table:table-cell>
          <table:table-cell office:value-type="float" office:value="3.02622E-2" table:style-name="ce2">
            <text:p>0.0302622</text:p>
          </table:table-cell>
          <table:table-cell office:value-type="float" office:value="1.2816500000000001E-3" table:style-name="ce2">
            <text:p>0.00128165</text:p>
          </table:table-cell>
          <table:table-cell office:value-type="float" office:value="7.8973399999999992E-3" table:style-name="ce2">
            <text:p>0.00789734</text:p>
          </table:table-cell>
          <table:table-cell office:value-type="float" office:value="-2.9923499999999999E-7" table:style-name="ce5">
            <text:p>-2.99E-07</text:p>
          </table:table-cell>
          <table:table-cell table:number-columns-repeated="16377"/>
        </table:table-row>
        <table:table-row table:style-name="ro1">
          <table:table-cell office:value-type="float" office:value="0.38015500000000002" table:style-name="ce4">
            <text:p>0.380155</text:p>
          </table:table-cell>
          <table:table-cell office:value-type="float" office:value="6.8938200000000005E-2" table:style-name="ce2">
            <text:p>0.0689382</text:p>
          </table:table-cell>
          <table:table-cell office:value-type="float" office:value="5.8024199999999998E-2" table:style-name="ce2">
            <text:p>0.0580242</text:p>
          </table:table-cell>
          <table:table-cell office:value-type="float" office:value="2.9537500000000001E-2" table:style-name="ce2">
            <text:p>0.0295375</text:p>
          </table:table-cell>
          <table:table-cell office:value-type="float" office:value="1.2228300000000001E-3" table:style-name="ce2">
            <text:p>0.00122283</text:p>
          </table:table-cell>
          <table:table-cell office:value-type="float" office:value="7.7553400000000003E-3" table:style-name="ce2">
            <text:p>0.00775534</text:p>
          </table:table-cell>
          <table:table-cell office:value-type="float" office:value="1.16779E-6" table:style-name="ce5">
            <text:p>1.17E-06</text:p>
          </table:table-cell>
          <table:table-cell table:number-columns-repeated="16377"/>
        </table:table-row>
        <table:table-row table:style-name="ro1">
          <table:table-cell office:value-type="float" office:value="0.38179299999999999" table:style-name="ce4">
            <text:p>0.381793</text:p>
          </table:table-cell>
          <table:table-cell office:value-type="float" office:value="6.8786399999999998E-2" table:style-name="ce2">
            <text:p>0.0687864</text:p>
          </table:table-cell>
          <table:table-cell office:value-type="float" office:value="5.8761300000000002E-2" table:style-name="ce2">
            <text:p>0.0587613</text:p>
          </table:table-cell>
          <table:table-cell office:value-type="float" office:value="2.96084E-2" table:style-name="ce2">
            <text:p>0.0296084</text:p>
          </table:table-cell>
          <table:table-cell office:value-type="float" office:value="1.235E-3" table:style-name="ce2">
            <text:p>0.001235</text:p>
          </table:table-cell>
          <table:table-cell office:value-type="float" office:value="7.76532E-3" table:style-name="ce2">
            <text:p>0.00776532</text:p>
          </table:table-cell>
          <table:table-cell office:value-type="float" office:value="5.83202E-8" table:style-name="ce5">
            <text:p>5.83E-08</text:p>
          </table:table-cell>
          <table:table-cell table:number-columns-repeated="16377"/>
        </table:table-row>
        <table:table-row table:style-name="ro1">
          <table:table-cell office:value-type="float" office:value="0.38672200000000001" table:style-name="ce4">
            <text:p>0.386722</text:p>
          </table:table-cell>
          <table:table-cell office:value-type="float" office:value="7.2225800000000007E-2" table:style-name="ce2">
            <text:p>0.0722258</text:p>
          </table:table-cell>
          <table:table-cell office:value-type="float" office:value="6.1315300000000003E-2" table:style-name="ce2">
            <text:p>0.0613153</text:p>
          </table:table-cell>
          <table:table-cell office:value-type="float" office:value="3.1763800000000002E-2" table:style-name="ce2">
            <text:p>0.0317638</text:p>
          </table:table-cell>
          <table:table-cell office:value-type="float" office:value="1.40179E-3" table:style-name="ce2">
            <text:p>0.00140179</text:p>
          </table:table-cell>
          <table:table-cell office:value-type="float" office:value="8.5364800000000008E-3" table:style-name="ce2">
            <text:p>0.00853648</text:p>
          </table:table-cell>
          <table:table-cell office:value-type="float" office:value="3.7990800000000001E-6" table:style-name="ce5">
            <text:p>3.80E-06</text:p>
          </table:table-cell>
          <table:table-cell table:number-columns-repeated="16377"/>
        </table:table-row>
        <table:table-row table:style-name="ro1">
          <table:table-cell office:value-type="float" office:value="0.38256099999999998" table:style-name="ce4">
            <text:p>0.382561</text:p>
          </table:table-cell>
          <table:table-cell office:value-type="float" office:value="6.8845199999999995E-2" table:style-name="ce2">
            <text:p>0.0688452</text:p>
          </table:table-cell>
          <table:table-cell office:value-type="float" office:value="6.0649599999999998E-2" table:style-name="ce2">
            <text:p>0.0606496</text:p>
          </table:table-cell>
          <table:table-cell office:value-type="float" office:value="3.0842999999999999E-2" table:style-name="ce2">
            <text:p>0.030843</text:p>
          </table:table-cell>
          <table:table-cell office:value-type="float" office:value="1.33398E-3" table:style-name="ce2">
            <text:p>0.00133398</text:p>
          </table:table-cell>
          <table:table-cell office:value-type="float" office:value="8.0926499999999998E-3" table:style-name="ce2">
            <text:p>0.00809265</text:p>
          </table:table-cell>
          <table:table-cell office:value-type="float" office:value="2.1728799999999999E-6" table:style-name="ce5">
            <text:p>2.17E-06</text:p>
          </table:table-cell>
          <table:table-cell table:number-columns-repeated="16377"/>
        </table:table-row>
        <table:table-row table:style-name="ro1">
          <table:table-cell office:value-type="float" office:value="0.39175300000000002" table:style-name="ce4">
            <text:p>0.391753</text:p>
          </table:table-cell>
          <table:table-cell office:value-type="float" office:value="7.3679900000000006E-2" table:style-name="ce2">
            <text:p>0.0736799</text:p>
          </table:table-cell>
          <table:table-cell office:value-type="float" office:value="6.4380900000000005E-2" table:style-name="ce2">
            <text:p>0.0643809</text:p>
          </table:table-cell>
          <table:table-cell office:value-type="float" office:value="3.2884200000000002E-2" table:style-name="ce2">
            <text:p>0.0328842</text:p>
          </table:table-cell>
          <table:table-cell office:value-type="float" office:value="1.5130600000000001E-3" table:style-name="ce2">
            <text:p>0.00151306</text:p>
          </table:table-cell>
          <table:table-cell office:value-type="float" office:value="8.9260399999999997E-3" table:style-name="ce2">
            <text:p>0.00892604</text:p>
          </table:table-cell>
          <table:table-cell office:value-type="float" office:value="-6.3294799999999996E-6" table:style-name="ce5">
            <text:p>-6.33E-06</text:p>
          </table:table-cell>
          <table:table-cell table:number-columns-repeated="16377"/>
        </table:table-row>
        <table:table-row table:style-name="ro1">
          <table:table-cell office:value-type="float" office:value="0.38992399999999999" table:style-name="ce4">
            <text:p>0.389924</text:p>
          </table:table-cell>
          <table:table-cell office:value-type="float" office:value="7.3994199999999996E-2" table:style-name="ce2">
            <text:p>0.0739942</text:p>
          </table:table-cell>
          <table:table-cell office:value-type="float" office:value="6.1774200000000001E-2" table:style-name="ce2">
            <text:p>0.0617742</text:p>
          </table:table-cell>
          <table:table-cell office:value-type="float" office:value="3.1755100000000001E-2" table:style-name="ce2">
            <text:p>0.0317551</text:p>
          </table:table-cell>
          <table:table-cell office:value-type="float" office:value="1.4064500000000001E-3" table:style-name="ce2">
            <text:p>0.00140645</text:p>
          </table:table-cell>
          <table:table-cell office:value-type="float" office:value="8.6379600000000001E-3" table:style-name="ce2">
            <text:p>0.00863796</text:p>
          </table:table-cell>
          <table:table-cell office:value-type="float" office:value="2.67579E-6" table:style-name="ce5">
            <text:p>2.68E-06</text:p>
          </table:table-cell>
          <table:table-cell table:number-columns-repeated="16377"/>
        </table:table-row>
        <table:table-row table:style-name="ro1">
          <table:table-cell office:value-type="float" office:value="0.389214" table:style-name="ce4">
            <text:p>0.389214</text:p>
          </table:table-cell>
          <table:table-cell office:value-type="float" office:value="7.3224300000000006E-2" table:style-name="ce2">
            <text:p>0.0732243</text:p>
          </table:table-cell>
          <table:table-cell office:value-type="float" office:value="6.1759799999999997E-2" table:style-name="ce2">
            <text:p>0.0617598</text:p>
          </table:table-cell>
          <table:table-cell office:value-type="float" office:value="3.1703599999999998E-2" table:style-name="ce2">
            <text:p>0.0317036</text:p>
          </table:table-cell>
          <table:table-cell office:value-type="float" office:value="1.40285E-3" table:style-name="ce2">
            <text:p>0.00140285</text:p>
          </table:table-cell>
          <table:table-cell office:value-type="float" office:value="8.5786400000000002E-3" table:style-name="ce2">
            <text:p>0.00857864</text:p>
          </table:table-cell>
          <table:table-cell office:value-type="float" office:value="6.6705099999999998E-6" table:style-name="ce5">
            <text:p>6.67E-06</text:p>
          </table:table-cell>
          <table:table-cell table:number-columns-repeated="16377"/>
        </table:table-row>
        <table:table-row table:style-name="ro1">
          <table:table-cell office:value-type="float" office:value="0.39491799999999999" table:style-name="ce4">
            <text:p>0.394918</text:p>
          </table:table-cell>
          <table:table-cell office:value-type="float" office:value="7.6003500000000002E-2" table:style-name="ce2">
            <text:p>0.0760035</text:p>
          </table:table-cell>
          <table:table-cell office:value-type="float" office:value="6.4385200000000004E-2" table:style-name="ce2">
            <text:p>0.0643852</text:p>
          </table:table-cell>
          <table:table-cell office:value-type="float" office:value="3.35634E-2" table:style-name="ce2">
            <text:p>0.0335634</text:p>
          </table:table-cell>
          <table:table-cell office:value-type="float" office:value="1.5602299999999999E-3" table:style-name="ce2">
            <text:p>0.00156023</text:p>
          </table:table-cell>
          <table:table-cell office:value-type="float" office:value="9.2527200000000007E-3" table:style-name="ce2">
            <text:p>0.00925272</text:p>
          </table:table-cell>
          <table:table-cell office:value-type="float" office:value="6.4747900000000004E-6" table:style-name="ce5">
            <text:p>6.47E-06</text:p>
          </table:table-cell>
          <table:table-cell table:number-columns-repeated="16377"/>
        </table:table-row>
        <table:table-row table:style-name="ro1">
          <table:table-cell office:value-type="float" office:value="0.38969799999999999" table:style-name="ce4">
            <text:p>0.389698</text:p>
          </table:table-cell>
          <table:table-cell office:value-type="float" office:value="7.3419499999999999E-2" table:style-name="ce2">
            <text:p>0.0734195</text:p>
          </table:table-cell>
          <table:table-cell office:value-type="float" office:value="6.1392599999999999E-2" table:style-name="ce2">
            <text:p>0.0613926</text:p>
          </table:table-cell>
          <table:table-cell office:value-type="float" office:value="3.1309900000000002E-2" table:style-name="ce2">
            <text:p>0.0313099</text:p>
          </table:table-cell>
          <table:table-cell office:value-type="float" office:value="1.3726999999999999E-3" table:style-name="ce2">
            <text:p>0.0013727</text:p>
          </table:table-cell>
          <table:table-cell office:value-type="float" office:value="8.4834799999999998E-3" table:style-name="ce2">
            <text:p>0.00848348</text:p>
          </table:table-cell>
          <table:table-cell office:value-type="float" office:value="-6.3434000000000001E-6" table:style-name="ce5">
            <text:p>-6.34E-06</text:p>
          </table:table-cell>
          <table:table-cell table:number-columns-repeated="16377"/>
        </table:table-row>
        <table:table-row table:style-name="ro1">
          <table:table-cell office:value-type="float" office:value="0.39652700000000002" table:style-name="ce4">
            <text:p>0.396527</text:p>
          </table:table-cell>
          <table:table-cell office:value-type="float" office:value="7.7175900000000006E-2" table:style-name="ce2">
            <text:p>0.0771759</text:p>
          </table:table-cell>
          <table:table-cell office:value-type="float" office:value="6.8112500000000006E-2" table:style-name="ce2">
            <text:p>0.0681125</text:p>
          </table:table-cell>
          <table:table-cell office:value-type="float" office:value="3.5932800000000001E-2" table:style-name="ce2">
            <text:p>0.0359328</text:p>
          </table:table-cell>
          <table:table-cell office:value-type="float" office:value="1.77765E-3" table:style-name="ce2">
            <text:p>0.00177765</text:p>
          </table:table-cell>
          <table:table-cell office:value-type="float" office:value="9.9822899999999996E-3" table:style-name="ce2">
            <text:p>0.00998229</text:p>
          </table:table-cell>
          <table:table-cell office:value-type="float" office:value="-7.1006700000000001E-6" table:style-name="ce5">
            <text:p>-7.10E-06</text:p>
          </table:table-cell>
          <table:table-cell table:number-columns-repeated="16377"/>
        </table:table-row>
        <table:table-row table:style-name="ro1">
          <table:table-cell office:value-type="float" office:value="0.39846100000000001" table:style-name="ce4">
            <text:p>0.398461</text:p>
          </table:table-cell>
          <table:table-cell office:value-type="float" office:value="7.8865500000000005E-2" table:style-name="ce2">
            <text:p>0.0788655</text:p>
          </table:table-cell>
          <table:table-cell office:value-type="float" office:value="6.6064800000000007E-2" table:style-name="ce2">
            <text:p>0.0660648</text:p>
          </table:table-cell>
          <table:table-cell office:value-type="float" office:value="3.4522900000000002E-2" table:style-name="ce2">
            <text:p>0.0345229</text:p>
          </table:table-cell>
          <table:table-cell office:value-type="float" office:value="1.6487100000000001E-3" table:style-name="ce2">
            <text:p>0.00164871</text:p>
          </table:table-cell>
          <table:table-cell office:value-type="float" office:value="9.6950600000000001E-3" table:style-name="ce2">
            <text:p>0.00969506</text:p>
          </table:table-cell>
          <table:table-cell office:value-type="float" office:value="-2.44376E-6" table:style-name="ce5">
            <text:p>-2.44E-06</text:p>
          </table:table-cell>
          <table:table-cell table:number-columns-repeated="16377"/>
        </table:table-row>
        <table:table-row table:style-name="ro1">
          <table:table-cell office:value-type="float" office:value="0.39558100000000002" table:style-name="ce4">
            <text:p>0.395581</text:p>
          </table:table-cell>
          <table:table-cell office:value-type="float" office:value="7.6706800000000006E-2" table:style-name="ce2">
            <text:p>0.0767068</text:p>
          </table:table-cell>
          <table:table-cell office:value-type="float" office:value="6.7037799999999995E-2" table:style-name="ce2">
            <text:p>0.0670378</text:p>
          </table:table-cell>
          <table:table-cell office:value-type="float" office:value="3.4887000000000001E-2" table:style-name="ce2">
            <text:p>0.034887</text:p>
          </table:table-cell>
          <table:table-cell office:value-type="float" office:value="1.6871500000000001E-3" table:style-name="ce2">
            <text:p>0.00168715</text:p>
          </table:table-cell>
          <table:table-cell office:value-type="float" office:value="9.6622099999999992E-3" table:style-name="ce2">
            <text:p>0.00966221</text:p>
          </table:table-cell>
          <table:table-cell office:value-type="float" office:value="3.26512E-6" table:style-name="ce5">
            <text:p>3.27E-06</text:p>
          </table:table-cell>
          <table:table-cell table:number-columns-repeated="16377"/>
        </table:table-row>
        <table:table-row table:style-name="ro1">
          <table:table-cell office:value-type="float" office:value="0.39877800000000002" table:style-name="ce4">
            <text:p>0.398778</text:p>
          </table:table-cell>
          <table:table-cell office:value-type="float" office:value="7.7901200000000004E-2" table:style-name="ce2">
            <text:p>0.0779012</text:p>
          </table:table-cell>
          <table:table-cell office:value-type="float" office:value="6.7622199999999993E-2" table:style-name="ce2">
            <text:p>0.0676222</text:p>
          </table:table-cell>
          <table:table-cell office:value-type="float" office:value="3.5266699999999998E-2" table:style-name="ce2">
            <text:p>0.0352667</text:p>
          </table:table-cell>
          <table:table-cell office:value-type="float" office:value="1.7222299999999999E-3" table:style-name="ce2">
            <text:p>0.00172223</text:p>
          </table:table-cell>
          <table:table-cell office:value-type="float" office:value="9.8427099999999993E-3" table:style-name="ce2">
            <text:p>0.00984271</text:p>
          </table:table-cell>
          <table:table-cell office:value-type="float" office:value="1.3343399999999999E-6" table:style-name="ce5">
            <text:p>1.33E-06</text:p>
          </table:table-cell>
          <table:table-cell table:number-columns-repeated="16377"/>
        </table:table-row>
        <table:table-row table:style-name="ro1">
          <table:table-cell office:value-type="float" office:value="0.39805499999999999" table:style-name="ce4">
            <text:p>0.398055</text:p>
          </table:table-cell>
          <table:table-cell office:value-type="float" office:value="7.80333E-2" table:style-name="ce2">
            <text:p>0.0780333</text:p>
          </table:table-cell>
          <table:table-cell office:value-type="float" office:value="6.8722900000000003E-2" table:style-name="ce2">
            <text:p>0.0687229</text:p>
          </table:table-cell>
          <table:table-cell office:value-type="float" office:value="3.5892800000000002E-2" table:style-name="ce2">
            <text:p>0.0358928</text:p>
          </table:table-cell>
          <table:table-cell office:value-type="float" office:value="1.7826299999999999E-3" table:style-name="ce2">
            <text:p>0.00178263</text:p>
          </table:table-cell>
          <table:table-cell office:value-type="float" office:value="1.00264E-2" table:style-name="ce2">
            <text:p>0.0100264</text:p>
          </table:table-cell>
          <table:table-cell office:value-type="float" office:value="2.9578899999999998E-6" table:style-name="ce5">
            <text:p>2.96E-06</text:p>
          </table:table-cell>
          <table:table-cell table:number-columns-repeated="16377"/>
        </table:table-row>
        <table:table-row table:style-name="ro1">
          <table:table-cell office:value-type="float" office:value="0.40113199999999999" table:style-name="ce4">
            <text:p>0.401132</text:p>
          </table:table-cell>
          <table:table-cell office:value-type="float" office:value="8.0922499999999994E-2" table:style-name="ce2">
            <text:p>0.0809225</text:p>
          </table:table-cell>
          <table:table-cell office:value-type="float" office:value="6.6983500000000001E-2" table:style-name="ce2">
            <text:p>0.0669835</text:p>
          </table:table-cell>
          <table:table-cell office:value-type="float" office:value="3.4888799999999998E-2" table:style-name="ce2">
            <text:p>0.0348888</text:p>
          </table:table-cell>
          <table:table-cell office:value-type="float" office:value="1.6865999999999999E-3" table:style-name="ce2">
            <text:p>0.0016866</text:p>
          </table:table-cell>
          <table:table-cell office:value-type="float" office:value="9.9246300000000003E-3" table:style-name="ce2">
            <text:p>0.00992463</text:p>
          </table:table-cell>
          <table:table-cell office:value-type="float" office:value="3.2923300000000002E-6" table:style-name="ce5">
            <text:p>3.29E-06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3"/>
          <table:table-cell table:style-name="ce6"/>
          <table:table-cell table:number-columns-repeated="16377"/>
        </table:table-row>
        <table:table-row table:number-rows-repeated="1048490" table:style-name="ro1">
          <table:table-cell table:number-columns-repeated="16384"/>
        </table:table-row>
      </table:table>
      <table:table table:name="has_hit" table:style-name="ta1">
        <table:table-column table:style-name="co1" table:number-columns-repeated="2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3" table:number-columns-repeated="16377" table:default-cell-style-name="ce2"/>
        <table:table-row table:style-name="ro2">
          <table:table-cell office:value-type="string" table:style-name="ce2">
            <text:p>AVG</text:p>
          </table:table-cell>
          <table:table-cell table:number-columns-repeated="16383" table:style-name="ce2"/>
        </table:table-row>
        <table:table-row table:style-name="ro2">
          <table:table-cell office:value-type="float" office:value="0.21294852631578945" table:formula="of:=AVERAGE([.A4:.A41])" table:style-name="ce2">
            <text:p>0.212948526</text:p>
          </table:table-cell>
          <table:table-cell office:value-type="float" office:value="1.8484894736842106E-2" table:formula="of:=AVERAGE([.B4:.B41])" table:style-name="ce2">
            <text:p>0.018484895</text:p>
          </table:table-cell>
          <table:table-cell office:value-type="float" office:value="4.4376644736842104E-6" table:formula="of:=AVERAGE([.C4:.C41])" table:style-name="ce2">
            <text:p>4.43766E-06</text:p>
          </table:table-cell>
          <table:table-cell office:value-type="float" office:value="5.5352744736842097E-6" table:formula="of:=AVERAGE([.D4:.D41])" table:style-name="ce2">
            <text:p>5.53527E-06</text:p>
          </table:table-cell>
          <table:table-cell office:value-type="float" office:value="2.8002844736842092E-11" table:formula="of:=AVERAGE([.E4:.E41])" table:style-name="ce2">
            <text:p>2.80028E-11</text:p>
          </table:table-cell>
          <table:table-cell office:value-type="float" office:value="7.4490626315789468E-7" table:formula="of:=AVERAGE([.F4:.F41])" table:style-name="ce2">
            <text:p>7.44906E-07</text:p>
          </table:table-cell>
          <table:table-cell office:value-type="float" office:value="-1.724240052631579E-12" table:formula="of:=AVERAGE([.G4:.G41])" table:style-name="ce2">
            <text:p>-1.72424E-12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.21271599999999999" table:style-name="ce2">
            <text:p>0.212716</text:p>
          </table:table-cell>
          <table:table-cell office:value-type="float" office:value="1.8428400000000001E-2" table:style-name="ce2">
            <text:p>0.0184284</text:p>
          </table:table-cell>
          <table:table-cell office:value-type="float" office:value="3.26782E-6" table:style-name="ce5">
            <text:p>3.27E-06</text:p>
          </table:table-cell>
          <table:table-cell office:value-type="float" office:value="5.0098099999999997E-6" table:style-name="ce5">
            <text:p>5.01E-06</text:p>
          </table:table-cell>
          <table:table-cell office:value-type="float" office:value="2.0199099999999999E-11" table:style-name="ce5">
            <text:p>2.02E-11</text:p>
          </table:table-cell>
          <table:table-cell office:value-type="float" office:value="6.7453499999999997E-7" table:style-name="ce5">
            <text:p>6.75E-07</text:p>
          </table:table-cell>
          <table:table-cell office:value-type="float" office:value="-1.6986899999999999E-12" table:style-name="ce5">
            <text:p>-1.70E-12</text:p>
          </table:table-cell>
          <table:table-cell table:number-columns-repeated="16377"/>
        </table:table-row>
        <table:table-row table:style-name="ro2">
          <table:table-cell office:value-type="float" office:value="0.21235000000000001" table:style-name="ce2">
            <text:p>0.21235</text:p>
          </table:table-cell>
          <table:table-cell office:value-type="float" office:value="1.8306699999999999E-2" table:style-name="ce2">
            <text:p>0.0183067</text:p>
          </table:table-cell>
          <table:table-cell office:value-type="float" office:value="6.2145600000000003E-6" table:style-name="ce5">
            <text:p>6.21E-06</text:p>
          </table:table-cell>
          <table:table-cell office:value-type="float" office:value="5.9190399999999998E-6" table:style-name="ce5">
            <text:p>5.92E-06</text:p>
          </table:table-cell>
          <table:table-cell office:value-type="float" office:value="3.5862400000000002E-11" table:style-name="ce5">
            <text:p>3.59E-11</text:p>
          </table:table-cell>
          <table:table-cell office:value-type="float" office:value="7.8922800000000003E-7" table:style-name="ce5">
            <text:p>7.89E-07</text:p>
          </table:table-cell>
          <table:table-cell office:value-type="float" office:value="-1.61877E-12" table:style-name="ce5">
            <text:p>-1.62E-12</text:p>
          </table:table-cell>
          <table:table-cell table:number-columns-repeated="16377"/>
        </table:table-row>
        <table:table-row table:style-name="ro2">
          <table:table-cell office:value-type="float" office:value="0.213009" table:style-name="ce2">
            <text:p>0.213009</text:p>
          </table:table-cell>
          <table:table-cell office:value-type="float" office:value="1.8607499999999999E-2" table:style-name="ce2">
            <text:p>0.0186075</text:p>
          </table:table-cell>
          <table:table-cell office:value-type="float" office:value="5.8333499999999998E-6" table:style-name="ce5">
            <text:p>5.83E-06</text:p>
          </table:table-cell>
          <table:table-cell office:value-type="float" office:value="5.6115499999999997E-6" table:style-name="ce5">
            <text:p>5.61E-06</text:p>
          </table:table-cell>
          <table:table-cell office:value-type="float" office:value="3.2104299999999998E-11" table:style-name="ce5">
            <text:p>3.21E-11</text:p>
          </table:table-cell>
          <table:table-cell office:value-type="float" office:value="7.5494900000000005E-7" table:style-name="ce5">
            <text:p>7.55E-07</text:p>
          </table:table-cell>
          <table:table-cell office:value-type="float" office:value="3.0977300000000002E-13" table:style-name="ce5">
            <text:p>3.10E-13</text:p>
          </table:table-cell>
          <table:table-cell table:number-columns-repeated="16377"/>
        </table:table-row>
        <table:table-row table:style-name="ro2">
          <table:table-cell office:value-type="float" office:value="0.21319399999999999" table:style-name="ce2">
            <text:p>0.213194</text:p>
          </table:table-cell>
          <table:table-cell office:value-type="float" office:value="1.8599000000000001E-2" table:style-name="ce2">
            <text:p>0.018599</text:p>
          </table:table-cell>
          <table:table-cell office:value-type="float" office:value="4.0513499999999998E-6" table:style-name="ce5">
            <text:p>4.05E-06</text:p>
          </table:table-cell>
          <table:table-cell office:value-type="float" office:value="5.3105199999999999E-6" table:style-name="ce5">
            <text:p>5.31E-06</text:p>
          </table:table-cell>
          <table:table-cell office:value-type="float" office:value="2.4490399999999999E-11" table:style-name="ce5">
            <text:p>2.45E-11</text:p>
          </table:table-cell>
          <table:table-cell office:value-type="float" office:value="7.2049499999999999E-7" table:style-name="ce5">
            <text:p>7.20E-07</text:p>
          </table:table-cell>
          <table:table-cell office:value-type="float" office:value="-2.6402800000000001E-12" table:style-name="ce5">
            <text:p>-2.64E-12</text:p>
          </table:table-cell>
          <table:table-cell table:number-columns-repeated="16377"/>
        </table:table-row>
        <table:table-row table:style-name="ro2">
          <table:table-cell office:value-type="float" office:value="0.21357999999999999" table:style-name="ce2">
            <text:p>0.21358</text:p>
          </table:table-cell>
          <table:table-cell office:value-type="float" office:value="1.87616E-2" table:style-name="ce2">
            <text:p>0.0187616</text:p>
          </table:table-cell>
          <table:table-cell office:value-type="float" office:value="7.2125400000000002E-6" table:style-name="ce5">
            <text:p>7.21E-06</text:p>
          </table:table-cell>
          <table:table-cell office:value-type="float" office:value="6.3448599999999998E-6" table:style-name="ce5">
            <text:p>6.34E-06</text:p>
          </table:table-cell>
          <table:table-cell office:value-type="float" office:value="4.2921499999999999E-11" table:style-name="ce5">
            <text:p>4.29E-11</text:p>
          </table:table-cell>
          <table:table-cell office:value-type="float" office:value="8.5845100000000004E-7" table:style-name="ce5">
            <text:p>8.58E-07</text:p>
          </table:table-cell>
          <table:table-cell office:value-type="float" office:value="1.42531E-13" table:style-name="ce5">
            <text:p>1.43E-13</text:p>
          </table:table-cell>
          <table:table-cell table:number-columns-repeated="16377"/>
        </table:table-row>
        <table:table-row table:style-name="ro2">
          <table:table-cell office:value-type="float" office:value="0.21368200000000001" table:style-name="ce2">
            <text:p>0.213682</text:p>
          </table:table-cell>
          <table:table-cell office:value-type="float" office:value="1.8778199999999998E-2" table:style-name="ce2">
            <text:p>0.0187782</text:p>
          </table:table-cell>
          <table:table-cell office:value-type="float" office:value="4.2178300000000001E-6" table:style-name="ce5">
            <text:p>4.22E-06</text:p>
          </table:table-cell>
          <table:table-cell office:value-type="float" office:value="5.7478600000000002E-6" table:style-name="ce5">
            <text:p>5.75E-06</text:p>
          </table:table-cell>
          <table:table-cell office:value-type="float" office:value="2.8125400000000001E-11" table:style-name="ce5">
            <text:p>2.81E-11</text:p>
          </table:table-cell>
          <table:table-cell office:value-type="float" office:value="7.8221499999999999E-7" table:style-name="ce5">
            <text:p>7.82E-07</text:p>
          </table:table-cell>
          <table:table-cell office:value-type="float" office:value="-3.14852E-12" table:style-name="ce5">
            <text:p>-3.15E-12</text:p>
          </table:table-cell>
          <table:table-cell table:number-columns-repeated="16377"/>
        </table:table-row>
        <table:table-row table:style-name="ro2">
          <table:table-cell office:value-type="float" office:value="0.213589" table:style-name="ce2">
            <text:p>0.213589</text:p>
          </table:table-cell>
          <table:table-cell office:value-type="float" office:value="1.8735700000000001E-2" table:style-name="ce2">
            <text:p>0.0187357</text:p>
          </table:table-cell>
          <table:table-cell office:value-type="float" office:value="6.4807399999999999E-6" table:style-name="ce5">
            <text:p>6.48E-06</text:p>
          </table:table-cell>
          <table:table-cell office:value-type="float" office:value="6.53949E-6" table:style-name="ce5">
            <text:p>6.54E-06</text:p>
          </table:table-cell>
          <table:table-cell office:value-type="float" office:value="4.2526500000000003E-11" table:style-name="ce5">
            <text:p>4.25E-11</text:p>
          </table:table-cell>
          <table:table-cell office:value-type="float" office:value="8.7808699999999997E-7" table:style-name="ce5">
            <text:p>8.78E-07</text:p>
          </table:table-cell>
          <table:table-cell office:value-type="float" office:value="-1.9769600000000001E-12" table:style-name="ce5">
            <text:p>-1.98E-12</text:p>
          </table:table-cell>
          <table:table-cell table:number-columns-repeated="16377"/>
        </table:table-row>
        <table:table-row table:style-name="ro2">
          <table:table-cell office:value-type="float" office:value="0.21320800000000001" table:style-name="ce2">
            <text:p>0.213208</text:p>
          </table:table-cell>
          <table:table-cell office:value-type="float" office:value="1.86027E-2" table:style-name="ce2">
            <text:p>0.0186027</text:p>
          </table:table-cell>
          <table:table-cell office:value-type="float" office:value="4.8355800000000002E-6" table:style-name="ce5">
            <text:p>4.84E-06</text:p>
          </table:table-cell>
          <table:table-cell office:value-type="float" office:value="5.6487099999999997E-6" table:style-name="ce5">
            <text:p>5.65E-06</text:p>
          </table:table-cell>
          <table:table-cell office:value-type="float" office:value="2.9504999999999999E-11" table:style-name="ce5">
            <text:p>2.95E-11</text:p>
          </table:table-cell>
          <table:table-cell office:value-type="float" office:value="7.6581999999999996E-7" table:style-name="ce5">
            <text:p>7.66E-07</text:p>
          </table:table-cell>
          <table:table-cell office:value-type="float" office:value="-1.00814E-12" table:style-name="ce5">
            <text:p>-1.01E-12</text:p>
          </table:table-cell>
          <table:table-cell table:number-columns-repeated="16377"/>
        </table:table-row>
        <table:table-row table:style-name="ro2">
          <table:table-cell office:value-type="float" office:value="0.21288199999999999" table:style-name="ce2">
            <text:p>0.212882</text:p>
          </table:table-cell>
          <table:table-cell office:value-type="float" office:value="1.8493599999999999E-2" table:style-name="ce2">
            <text:p>0.0184936</text:p>
          </table:table-cell>
          <table:table-cell office:value-type="float" office:value="3.8101000000000002E-6" table:style-name="ce5">
            <text:p>3.81E-06</text:p>
          </table:table-cell>
          <table:table-cell office:value-type="float" office:value="5.1836499999999999E-6" table:style-name="ce5">
            <text:p>5.18E-06</text:p>
          </table:table-cell>
          <table:table-cell office:value-type="float" office:value="2.30137E-11" table:style-name="ce5">
            <text:p>2.30E-11</text:p>
          </table:table-cell>
          <table:table-cell office:value-type="float" office:value="7.0377200000000001E-7" table:style-name="ce5">
            <text:p>7.04E-07</text:p>
          </table:table-cell>
          <table:table-cell office:value-type="float" office:value="-1.03114E-12" table:style-name="ce5">
            <text:p>-1.03E-12</text:p>
          </table:table-cell>
          <table:table-cell table:number-columns-repeated="16377"/>
        </table:table-row>
        <table:table-row table:style-name="ro2">
          <table:table-cell office:value-type="float" office:value="0.21293200000000001" table:style-name="ce2">
            <text:p>0.212932</text:p>
          </table:table-cell>
          <table:table-cell office:value-type="float" office:value="1.8469599999999999E-2" table:style-name="ce2">
            <text:p>0.0184696</text:p>
          </table:table-cell>
          <table:table-cell office:value-type="float" office:value="4.2954700000000002E-6" table:style-name="ce5">
            <text:p>4.30E-06</text:p>
          </table:table-cell>
          <table:table-cell office:value-type="float" office:value="5.7865499999999997E-6" table:style-name="ce5">
            <text:p>5.79E-06</text:p>
          </table:table-cell>
          <table:table-cell office:value-type="float" office:value="2.88462E-11" table:style-name="ce5">
            <text:p>2.88E-11</text:p>
          </table:table-cell>
          <table:table-cell office:value-type="float" office:value="7.8532000000000005E-7" table:style-name="ce5">
            <text:p>7.85E-07</text:p>
          </table:table-cell>
          <table:table-cell office:value-type="float" office:value="-4.1880899999999999E-13" table:style-name="ce5">
            <text:p>-4.19E-13</text:p>
          </table:table-cell>
          <table:table-cell table:number-columns-repeated="16377"/>
        </table:table-row>
        <table:table-row table:style-name="ro2">
          <table:table-cell office:value-type="float" office:value="0.21323500000000001" table:style-name="ce2">
            <text:p>0.213235</text:p>
          </table:table-cell>
          <table:table-cell office:value-type="float" office:value="1.8603499999999999E-2" table:style-name="ce2">
            <text:p>0.0186035</text:p>
          </table:table-cell>
          <table:table-cell office:value-type="float" office:value="5.7012300000000001E-6" table:style-name="ce5">
            <text:p>5.70E-06</text:p>
          </table:table-cell>
          <table:table-cell office:value-type="float" office:value="6.1828999999999997E-6" table:style-name="ce5">
            <text:p>6.18E-06</text:p>
          </table:table-cell>
          <table:table-cell office:value-type="float" office:value="3.6649300000000001E-11" table:style-name="ce5">
            <text:p>3.66E-11</text:p>
          </table:table-cell>
          <table:table-cell office:value-type="float" office:value="8.3537E-7" table:style-name="ce5">
            <text:p>8.35E-07</text:p>
          </table:table-cell>
          <table:table-cell office:value-type="float" office:value="-2.0922699999999999E-12" table:style-name="ce5">
            <text:p>-2.09E-12</text:p>
          </table:table-cell>
          <table:table-cell table:number-columns-repeated="16377"/>
        </table:table-row>
        <table:table-row table:style-name="ro2">
          <table:table-cell office:value-type="float" office:value="0.21348300000000001" table:style-name="ce2">
            <text:p>0.213483</text:p>
          </table:table-cell>
          <table:table-cell office:value-type="float" office:value="1.8633E-2" table:style-name="ce2">
            <text:p>0.018633</text:p>
          </table:table-cell>
          <table:table-cell office:value-type="float" office:value="4.7865300000000002E-6" table:style-name="ce5">
            <text:p>4.79E-06</text:p>
          </table:table-cell>
          <table:table-cell office:value-type="float" office:value="6.2876599999999997E-6" table:style-name="ce5">
            <text:p>6.29E-06</text:p>
          </table:table-cell>
          <table:table-cell office:value-type="float" office:value="3.4469400000000001E-11" table:style-name="ce5">
            <text:p>3.45E-11</text:p>
          </table:table-cell>
          <table:table-cell office:value-type="float" office:value="8.5733299999999999E-7" table:style-name="ce5">
            <text:p>8.57E-07</text:p>
          </table:table-cell>
          <table:table-cell office:value-type="float" office:value="-1.3036599999999999E-12" table:style-name="ce5">
            <text:p>-1.30E-12</text:p>
          </table:table-cell>
          <table:table-cell table:number-columns-repeated="16377"/>
        </table:table-row>
        <table:table-row table:style-name="ro2">
          <table:table-cell office:value-type="float" office:value="0.213309" table:style-name="ce2">
            <text:p>0.213309</text:p>
          </table:table-cell>
          <table:table-cell office:value-type="float" office:value="1.8630600000000001E-2" table:style-name="ce2">
            <text:p>0.0186306</text:p>
          </table:table-cell>
          <table:table-cell office:value-type="float" office:value="5.2382600000000001E-6" table:style-name="ce5">
            <text:p>5.24E-06</text:p>
          </table:table-cell>
          <table:table-cell office:value-type="float" office:value="5.8634800000000001E-6" table:style-name="ce5">
            <text:p>5.86E-06</text:p>
          </table:table-cell>
          <table:table-cell office:value-type="float" office:value="3.2471399999999999E-11" table:style-name="ce5">
            <text:p>3.25E-11</text:p>
          </table:table-cell>
          <table:table-cell office:value-type="float" office:value="7.9494000000000005E-7" table:style-name="ce5">
            <text:p>7.95E-07</text:p>
          </table:table-cell>
          <table:table-cell office:value-type="float" office:value="-1.2577600000000001E-12" table:style-name="ce5">
            <text:p>-1.26E-12</text:p>
          </table:table-cell>
          <table:table-cell table:number-columns-repeated="16377"/>
        </table:table-row>
        <table:table-row table:style-name="ro2">
          <table:table-cell office:value-type="float" office:value="0.213031" table:style-name="ce2">
            <text:p>0.213031</text:p>
          </table:table-cell>
          <table:table-cell office:value-type="float" office:value="1.8525400000000001E-2" table:style-name="ce2">
            <text:p>0.0185254</text:p>
          </table:table-cell>
          <table:table-cell office:value-type="float" office:value="2.96692E-6" table:style-name="ce5">
            <text:p>2.97E-06</text:p>
          </table:table-cell>
          <table:table-cell office:value-type="float" office:value="4.8554199999999998E-6" table:style-name="ce5">
            <text:p>4.86E-06</text:p>
          </table:table-cell>
          <table:table-cell office:value-type="float" office:value="1.8282200000000001E-11" table:style-name="ce5">
            <text:p>1.83E-11</text:p>
          </table:table-cell>
          <table:table-cell office:value-type="float" office:value="6.5527100000000004E-7" table:style-name="ce5">
            <text:p>6.55E-07</text:p>
          </table:table-cell>
          <table:table-cell office:value-type="float" office:value="-2.3186699999999999E-12" table:style-name="ce5">
            <text:p>-2.32E-12</text:p>
          </table:table-cell>
          <table:table-cell table:number-columns-repeated="16377"/>
        </table:table-row>
        <table:table-row table:style-name="ro2">
          <table:table-cell office:value-type="float" office:value="0.212835" table:style-name="ce2">
            <text:p>0.212835</text:p>
          </table:table-cell>
          <table:table-cell office:value-type="float" office:value="1.8408500000000001E-2" table:style-name="ce2">
            <text:p>0.0184085</text:p>
          </table:table-cell>
          <table:table-cell office:value-type="float" office:value="6.2008300000000004E-6" table:style-name="ce5">
            <text:p>6.20E-06</text:p>
          </table:table-cell>
          <table:table-cell office:value-type="float" office:value="6.2312300000000001E-6" table:style-name="ce5">
            <text:p>6.23E-06</text:p>
          </table:table-cell>
          <table:table-cell office:value-type="float" office:value="3.8699099999999997E-11" table:style-name="ce5">
            <text:p>3.87E-11</text:p>
          </table:table-cell>
          <table:table-cell office:value-type="float" office:value="8.4369000000000001E-7" table:style-name="ce5">
            <text:p>8.44E-07</text:p>
          </table:table-cell>
          <table:table-cell office:value-type="float" office:value="-1.62968E-12" table:style-name="ce5">
            <text:p>-1.63E-12</text:p>
          </table:table-cell>
          <table:table-cell table:number-columns-repeated="16377"/>
        </table:table-row>
        <table:table-row table:style-name="ro2">
          <table:table-cell office:value-type="float" office:value="0.21337900000000001" table:style-name="ce2">
            <text:p>0.213379</text:p>
          </table:table-cell>
          <table:table-cell office:value-type="float" office:value="1.8622E-2" table:style-name="ce2">
            <text:p>0.018622</text:p>
          </table:table-cell>
          <table:table-cell office:value-type="float" office:value="6.5665900000000001E-6" table:style-name="ce5">
            <text:p>6.57E-06</text:p>
          </table:table-cell>
          <table:table-cell office:value-type="float" office:value="6.8453399999999998E-6" table:style-name="ce5">
            <text:p>6.85E-06</text:p>
          </table:table-cell>
          <table:table-cell office:value-type="float" office:value="4.5887200000000002E-11" table:style-name="ce5">
            <text:p>4.59E-11</text:p>
          </table:table-cell>
          <table:table-cell office:value-type="float" office:value="9.3402299999999997E-7" table:style-name="ce5">
            <text:p>9.34E-07</text:p>
          </table:table-cell>
          <table:table-cell office:value-type="float" office:value="-8.3057599999999999E-13" table:style-name="ce5">
            <text:p>-8.31E-13</text:p>
          </table:table-cell>
          <table:table-cell table:number-columns-repeated="16377"/>
        </table:table-row>
        <table:table-row table:style-name="ro2">
          <table:table-cell office:value-type="float" office:value="0.213284" table:style-name="ce2">
            <text:p>0.213284</text:p>
          </table:table-cell>
          <table:table-cell office:value-type="float" office:value="1.8580699999999999E-2" table:style-name="ce2">
            <text:p>0.0185807</text:p>
          </table:table-cell>
          <table:table-cell office:value-type="float" office:value="6.2762899999999997E-6" table:style-name="ce5">
            <text:p>6.28E-06</text:p>
          </table:table-cell>
          <table:table-cell office:value-type="float" office:value="6.4480699999999997E-6" table:style-name="ce5">
            <text:p>6.45E-06</text:p>
          </table:table-cell>
          <table:table-cell office:value-type="float" office:value="4.10091E-11" table:style-name="ce5">
            <text:p>4.10E-11</text:p>
          </table:table-cell>
          <table:table-cell office:value-type="float" office:value="8.7787699999999999E-7" table:style-name="ce5">
            <text:p>8.78E-07</text:p>
          </table:table-cell>
          <table:table-cell office:value-type="float" office:value="-9.4906199999999994E-13" table:style-name="ce5">
            <text:p>-9.49E-13</text:p>
          </table:table-cell>
          <table:table-cell table:number-columns-repeated="16377"/>
        </table:table-row>
        <table:table-row table:style-name="ro2">
          <table:table-cell office:value-type="float" office:value="0.21291099999999999" table:style-name="ce2">
            <text:p>0.212911</text:p>
          </table:table-cell>
          <table:table-cell office:value-type="float" office:value="1.8437499999999999E-2" table:style-name="ce2">
            <text:p>0.0184375</text:p>
          </table:table-cell>
          <table:table-cell office:value-type="float" office:value="4.3698799999999997E-6" table:style-name="ce5">
            <text:p>4.37E-06</text:p>
          </table:table-cell>
          <table:table-cell office:value-type="float" office:value="5.56133E-6" table:style-name="ce5">
            <text:p>5.56E-06</text:p>
          </table:table-cell>
          <table:table-cell office:value-type="float" office:value="2.7400299999999999E-11" table:style-name="ce5">
            <text:p>2.74E-11</text:p>
          </table:table-cell>
          <table:table-cell office:value-type="float" office:value="7.5512400000000001E-7" table:style-name="ce5">
            <text:p>7.55E-07</text:p>
          </table:table-cell>
          <table:table-cell office:value-type="float" office:value="-9.2454700000000002E-13" table:style-name="ce5">
            <text:p>-9.25E-13</text:p>
          </table:table-cell>
          <table:table-cell table:number-columns-repeated="16377"/>
        </table:table-row>
        <table:table-row table:style-name="ro2">
          <table:table-cell office:value-type="float" office:value="0.21252699999999999" table:style-name="ce2">
            <text:p>0.212527</text:p>
          </table:table-cell>
          <table:table-cell office:value-type="float" office:value="1.8259299999999999E-2" table:style-name="ce2">
            <text:p>0.0182593</text:p>
          </table:table-cell>
          <table:table-cell office:value-type="float" office:value="3.92354E-6" table:style-name="ce5">
            <text:p>3.92E-06</text:p>
          </table:table-cell>
          <table:table-cell office:value-type="float" office:value="5.7620000000000001E-6" table:style-name="ce5">
            <text:p>5.76E-06</text:p>
          </table:table-cell>
          <table:table-cell office:value-type="float" office:value="2.7352900000000002E-11" table:style-name="ce5">
            <text:p>2.74E-11</text:p>
          </table:table-cell>
          <table:table-cell office:value-type="float" office:value="7.7763399999999996E-7" table:style-name="ce5">
            <text:p>7.78E-07</text:p>
          </table:table-cell>
          <table:table-cell office:value-type="float" office:value="-1.5498699999999999E-12" table:style-name="ce5">
            <text:p>-1.55E-12</text:p>
          </table:table-cell>
          <table:table-cell table:number-columns-repeated="16377"/>
        </table:table-row>
        <table:table-row table:style-name="ro2">
          <table:table-cell office:value-type="float" office:value="0.213118" table:style-name="ce2">
            <text:p>0.213118</text:p>
          </table:table-cell>
          <table:table-cell office:value-type="float" office:value="1.8530000000000001E-2" table:style-name="ce2">
            <text:p>0.01853</text:p>
          </table:table-cell>
          <table:table-cell office:value-type="float" office:value="6.7891599999999999E-6" table:style-name="ce5">
            <text:p>6.79E-06</text:p>
          </table:table-cell>
          <table:table-cell office:value-type="float" office:value="6.5005400000000001E-6" table:style-name="ce5">
            <text:p>6.50E-06</text:p>
          </table:table-cell>
          <table:table-cell office:value-type="float" office:value="4.3108699999999999E-11" table:style-name="ce5">
            <text:p>4.31E-11</text:p>
          </table:table-cell>
          <table:table-cell office:value-type="float" office:value="8.6187399999999998E-7" table:style-name="ce5">
            <text:p>8.62E-07</text:p>
          </table:table-cell>
          <table:table-cell office:value-type="float" office:value="-2.5642500000000001E-12" table:style-name="ce5">
            <text:p>-2.56E-12</text:p>
          </table:table-cell>
          <table:table-cell table:number-columns-repeated="16377"/>
        </table:table-row>
        <table:table-row table:style-name="ro2">
          <table:table-cell office:value-type="float" office:value="0.21265000000000001" table:style-name="ce2">
            <text:p>0.21265</text:p>
          </table:table-cell>
          <table:table-cell office:value-type="float" office:value="1.8330200000000001E-2" table:style-name="ce2">
            <text:p>0.0183302</text:p>
          </table:table-cell>
          <table:table-cell office:value-type="float" office:value="5.7939499999999998E-6" table:style-name="ce5">
            <text:p>5.79E-06</text:p>
          </table:table-cell>
          <table:table-cell office:value-type="float" office:value="6.4034899999999999E-6" table:style-name="ce5">
            <text:p>6.40E-06</text:p>
          </table:table-cell>
          <table:table-cell office:value-type="float" office:value="3.8951699999999998E-11" table:style-name="ce5">
            <text:p>3.90E-11</text:p>
          </table:table-cell>
          <table:table-cell office:value-type="float" office:value="8.6247500000000005E-7" table:style-name="ce5">
            <text:p>8.62E-07</text:p>
          </table:table-cell>
          <table:table-cell office:value-type="float" office:value="-2.0250899999999998E-12" table:style-name="ce5">
            <text:p>-2.03E-12</text:p>
          </table:table-cell>
          <table:table-cell table:number-columns-repeated="16377"/>
        </table:table-row>
        <table:table-row table:style-name="ro2">
          <table:table-cell office:value-type="float" office:value="0.21249799999999999" table:style-name="ce2">
            <text:p>0.212498</text:p>
          </table:table-cell>
          <table:table-cell office:value-type="float" office:value="1.8254599999999999E-2" table:style-name="ce2">
            <text:p>0.0182546</text:p>
          </table:table-cell>
          <table:table-cell office:value-type="float" office:value="5.11524E-6" table:style-name="ce5">
            <text:p>5.12E-06</text:p>
          </table:table-cell>
          <table:table-cell office:value-type="float" office:value="6.1112699999999999E-6" table:style-name="ce5">
            <text:p>6.11E-06</text:p>
          </table:table-cell>
          <table:table-cell office:value-type="float" office:value="3.4153E-11" table:style-name="ce5">
            <text:p>3.42E-11</text:p>
          </table:table-cell>
          <table:table-cell office:value-type="float" office:value="8.2544299999999999E-7" table:style-name="ce5">
            <text:p>8.25E-07</text:p>
          </table:table-cell>
          <table:table-cell office:value-type="float" office:value="-1.0403499999999999E-12" table:style-name="ce5">
            <text:p>-1.04E-12</text:p>
          </table:table-cell>
          <table:table-cell table:number-columns-repeated="16377"/>
        </table:table-row>
        <table:table-row table:style-name="ro2">
          <table:table-cell office:value-type="float" office:value="0.212585" table:style-name="ce2">
            <text:p>0.212585</text:p>
          </table:table-cell>
          <table:table-cell office:value-type="float" office:value="1.83048E-2" table:style-name="ce2">
            <text:p>0.0183048</text:p>
          </table:table-cell>
          <table:table-cell office:value-type="float" office:value="4.12301E-6" table:style-name="ce5">
            <text:p>4.12E-06</text:p>
          </table:table-cell>
          <table:table-cell office:value-type="float" office:value="5.5217400000000003E-6" table:style-name="ce5">
            <text:p>5.52E-06</text:p>
          </table:table-cell>
          <table:table-cell office:value-type="float" office:value="2.6236799999999999E-11" table:style-name="ce5">
            <text:p>2.62E-11</text:p>
          </table:table-cell>
          <table:table-cell office:value-type="float" office:value="7.3850100000000003E-7" table:style-name="ce5">
            <text:p>7.39E-07</text:p>
          </table:table-cell>
          <table:table-cell office:value-type="float" office:value="-2.4008E-12" table:style-name="ce5">
            <text:p>-2.40E-12</text:p>
          </table:table-cell>
          <table:table-cell table:number-columns-repeated="16377"/>
        </table:table-row>
        <table:table-row table:style-name="ro2">
          <table:table-cell office:value-type="float" office:value="0.212536" table:style-name="ce2">
            <text:p>0.212536</text:p>
          </table:table-cell>
          <table:table-cell office:value-type="float" office:value="1.82696E-2" table:style-name="ce2">
            <text:p>0.0182696</text:p>
          </table:table-cell>
          <table:table-cell office:value-type="float" office:value="2.7196499999999999E-6" table:style-name="ce5">
            <text:p>2.72E-06</text:p>
          </table:table-cell>
          <table:table-cell office:value-type="float" office:value="5.1461900000000001E-6" table:style-name="ce5">
            <text:p>5.15E-06</text:p>
          </table:table-cell>
          <table:table-cell office:value-type="float" office:value="1.91164E-11" table:style-name="ce5">
            <text:p>1.91E-11</text:p>
          </table:table-cell>
          <table:table-cell office:value-type="float" office:value="6.9198600000000004E-7" table:style-name="ce5">
            <text:p>6.92E-07</text:p>
          </table:table-cell>
          <table:table-cell office:value-type="float" office:value="-2.2845600000000001E-12" table:style-name="ce5">
            <text:p>-2.28E-12</text:p>
          </table:table-cell>
          <table:table-cell table:number-columns-repeated="16377"/>
        </table:table-row>
        <table:table-row table:style-name="ro2">
          <table:table-cell office:value-type="float" office:value="0.21243799999999999" table:style-name="ce2">
            <text:p>0.212438</text:p>
          </table:table-cell>
          <table:table-cell office:value-type="float" office:value="1.8268099999999999E-2" table:style-name="ce2">
            <text:p>0.0182681</text:p>
          </table:table-cell>
          <table:table-cell office:value-type="float" office:value="6.73511E-6" table:style-name="ce5">
            <text:p>6.74E-06</text:p>
          </table:table-cell>
          <table:table-cell office:value-type="float" office:value="6.3984499999999997E-6" table:style-name="ce5">
            <text:p>6.40E-06</text:p>
          </table:table-cell>
          <table:table-cell office:value-type="float" office:value="4.1995199999999999E-11" table:style-name="ce5">
            <text:p>4.20E-11</text:p>
          </table:table-cell>
          <table:table-cell office:value-type="float" office:value="8.5031E-7" table:style-name="ce5">
            <text:p>8.50E-07</text:p>
          </table:table-cell>
          <table:table-cell office:value-type="float" office:value="-8.3233199999999999E-13" table:style-name="ce5">
            <text:p>-8.32E-13</text:p>
          </table:table-cell>
          <table:table-cell table:number-columns-repeated="16377"/>
        </table:table-row>
        <table:table-row table:style-name="ro2">
          <table:table-cell office:value-type="float" office:value="0.21310499999999999" table:style-name="ce2">
            <text:p>0.213105</text:p>
          </table:table-cell>
          <table:table-cell office:value-type="float" office:value="1.8520200000000001E-2" table:style-name="ce2">
            <text:p>0.0185202</text:p>
          </table:table-cell>
          <table:table-cell office:value-type="float" office:value="4.4447500000000001E-6" table:style-name="ce5">
            <text:p>4.44E-06</text:p>
          </table:table-cell>
          <table:table-cell office:value-type="float" office:value="6.0247699999999999E-6" table:style-name="ce5">
            <text:p>6.02E-06</text:p>
          </table:table-cell>
          <table:table-cell office:value-type="float" office:value="3.1137699999999999E-11" table:style-name="ce5">
            <text:p>3.11E-11</text:p>
          </table:table-cell>
          <table:table-cell office:value-type="float" office:value="8.1770599999999998E-7" table:style-name="ce5">
            <text:p>8.18E-07</text:p>
          </table:table-cell>
          <table:table-cell office:value-type="float" office:value="-1.5649699999999999E-12" table:style-name="ce5">
            <text:p>-1.56E-12</text:p>
          </table:table-cell>
          <table:table-cell table:number-columns-repeated="16377"/>
        </table:table-row>
        <table:table-row table:style-name="ro2">
          <table:table-cell office:value-type="float" office:value="0.21266399999999999" table:style-name="ce2">
            <text:p>0.212664</text:p>
          </table:table-cell>
          <table:table-cell office:value-type="float" office:value="1.8358200000000002E-2" table:style-name="ce2">
            <text:p>0.0183582</text:p>
          </table:table-cell>
          <table:table-cell office:value-type="float" office:value="4.0986900000000004E-6" table:style-name="ce5">
            <text:p>4.10E-06</text:p>
          </table:table-cell>
          <table:table-cell office:value-type="float" office:value="5.6696900000000003E-6" table:style-name="ce5">
            <text:p>5.67E-06</text:p>
          </table:table-cell>
          <table:table-cell office:value-type="float" office:value="2.72723E-11" table:style-name="ce5">
            <text:p>2.73E-11</text:p>
          </table:table-cell>
          <table:table-cell office:value-type="float" office:value="7.6626700000000002E-7" table:style-name="ce5">
            <text:p>7.66E-07</text:p>
          </table:table-cell>
          <table:table-cell office:value-type="float" office:value="-1.79528E-12" table:style-name="ce5">
            <text:p>-1.80E-12</text:p>
          </table:table-cell>
          <table:table-cell table:number-columns-repeated="16377"/>
        </table:table-row>
        <table:table-row table:style-name="ro2">
          <table:table-cell office:value-type="float" office:value="0.21244399999999999" table:style-name="ce2">
            <text:p>0.212444</text:p>
          </table:table-cell>
          <table:table-cell office:value-type="float" office:value="1.8302300000000001E-2" table:style-name="ce2">
            <text:p>0.0183023</text:p>
          </table:table-cell>
          <table:table-cell office:value-type="float" office:value="5.0303599999999999E-6" table:style-name="ce5">
            <text:p>5.03E-06</text:p>
          </table:table-cell>
          <table:table-cell office:value-type="float" office:value="5.7747900000000003E-6" table:style-name="ce5">
            <text:p>5.77E-06</text:p>
          </table:table-cell>
          <table:table-cell office:value-type="float" office:value="3.1113300000000002E-11" table:style-name="ce5">
            <text:p>3.11E-11</text:p>
          </table:table-cell>
          <table:table-cell office:value-type="float" office:value="7.7895299999999995E-7" table:style-name="ce5">
            <text:p>7.79E-07</text:p>
          </table:table-cell>
          <table:table-cell office:value-type="float" office:value="-8.3821199999999996E-13" table:style-name="ce5">
            <text:p>-8.38E-13</text:p>
          </table:table-cell>
          <table:table-cell table:number-columns-repeated="16377"/>
        </table:table-row>
        <table:table-row table:style-name="ro2">
          <table:table-cell office:value-type="float" office:value="0.21291099999999999" table:style-name="ce2">
            <text:p>0.212911</text:p>
          </table:table-cell>
          <table:table-cell office:value-type="float" office:value="1.8471700000000001E-2" table:style-name="ce2">
            <text:p>0.0184717</text:p>
          </table:table-cell>
          <table:table-cell office:value-type="float" office:value="1.8080000000000001E-6" table:style-name="ce5">
            <text:p>1.81E-06</text:p>
          </table:table-cell>
          <table:table-cell office:value-type="float" office:value="4.8569E-6" table:style-name="ce5">
            <text:p>4.86E-06</text:p>
          </table:table-cell>
          <table:table-cell office:value-type="float" office:value="1.43803E-11" table:style-name="ce5">
            <text:p>1.44E-11</text:p>
          </table:table-cell>
          <table:table-cell office:value-type="float" office:value="6.6002200000000001E-7" table:style-name="ce5">
            <text:p>6.60E-07</text:p>
          </table:table-cell>
          <table:table-cell office:value-type="float" office:value="-5.92357E-13" table:style-name="ce5">
            <text:p>-5.92E-13</text:p>
          </table:table-cell>
          <table:table-cell table:number-columns-repeated="16377"/>
        </table:table-row>
        <table:table-row table:style-name="ro2">
          <table:table-cell office:value-type="float" office:value="0.21256" table:style-name="ce2">
            <text:p>0.21256</text:p>
          </table:table-cell>
          <table:table-cell office:value-type="float" office:value="1.8310300000000002E-2" table:style-name="ce2">
            <text:p>0.0183103</text:p>
          </table:table-cell>
          <table:table-cell office:value-type="float" office:value="3.5880600000000002E-6" table:style-name="ce5">
            <text:p>3.59E-06</text:p>
          </table:table-cell>
          <table:table-cell office:value-type="float" office:value="5.1084099999999999E-6" table:style-name="ce5">
            <text:p>5.11E-06</text:p>
          </table:table-cell>
          <table:table-cell office:value-type="float" office:value="2.17029E-11" table:style-name="ce5">
            <text:p>2.17E-11</text:p>
          </table:table-cell>
          <table:table-cell office:value-type="float" office:value="6.8311599999999999E-7" table:style-name="ce5">
            <text:p>6.83E-07</text:p>
          </table:table-cell>
          <table:table-cell office:value-type="float" office:value="-2.70176E-12" table:style-name="ce5">
            <text:p>-2.70E-12</text:p>
          </table:table-cell>
          <table:table-cell table:number-columns-repeated="16377"/>
        </table:table-row>
        <table:table-row table:style-name="ro2">
          <table:table-cell office:value-type="float" office:value="0.21290899999999999" table:style-name="ce2">
            <text:p>0.212909</text:p>
          </table:table-cell>
          <table:table-cell office:value-type="float" office:value="1.8476900000000001E-2" table:style-name="ce2">
            <text:p>0.0184769</text:p>
          </table:table-cell>
          <table:table-cell office:value-type="float" office:value="1.9979099999999998E-6" table:style-name="ce5">
            <text:p>2.00E-06</text:p>
          </table:table-cell>
          <table:table-cell office:value-type="float" office:value="4.5089199999999999E-6" table:style-name="ce5">
            <text:p>4.51E-06</text:p>
          </table:table-cell>
          <table:table-cell office:value-type="float" office:value="1.34524E-11" table:style-name="ce5">
            <text:p>1.35E-11</text:p>
          </table:table-cell>
          <table:table-cell office:value-type="float" office:value="6.11063E-7" table:style-name="ce5">
            <text:p>6.11E-07</text:p>
          </table:table-cell>
          <table:table-cell office:value-type="float" office:value="-1.47595E-12" table:style-name="ce5">
            <text:p>-1.48E-12</text:p>
          </table:table-cell>
          <table:table-cell table:number-columns-repeated="16377"/>
        </table:table-row>
        <table:table-row table:style-name="ro2">
          <table:table-cell office:value-type="float" office:value="0.21313399999999999" table:style-name="ce2">
            <text:p>0.213134</text:p>
          </table:table-cell>
          <table:table-cell office:value-type="float" office:value="1.8564799999999999E-2" table:style-name="ce2">
            <text:p>0.0185648</text:p>
          </table:table-cell>
          <table:table-cell office:value-type="float" office:value="3.3410599999999998E-6" table:style-name="ce5">
            <text:p>3.34E-06</text:p>
          </table:table-cell>
          <table:table-cell office:value-type="float" office:value="5.2990700000000002E-6" table:style-name="ce5">
            <text:p>5.30E-06</text:p>
          </table:table-cell>
          <table:table-cell office:value-type="float" office:value="2.2146299999999999E-11" table:style-name="ce5">
            <text:p>2.21E-11</text:p>
          </table:table-cell>
          <table:table-cell office:value-type="float" office:value="7.1349300000000005E-7" table:style-name="ce5">
            <text:p>7.13E-07</text:p>
          </table:table-cell>
          <table:table-cell office:value-type="float" office:value="-2.5860700000000001E-12" table:style-name="ce5">
            <text:p>-2.59E-12</text:p>
          </table:table-cell>
          <table:table-cell table:number-columns-repeated="16377"/>
        </table:table-row>
        <table:table-row table:style-name="ro2">
          <table:table-cell office:value-type="float" office:value="0.21277699999999999" table:style-name="ce2">
            <text:p>0.212777</text:p>
          </table:table-cell>
          <table:table-cell office:value-type="float" office:value="1.8455599999999999E-2" table:style-name="ce2">
            <text:p>0.0184556</text:p>
          </table:table-cell>
          <table:table-cell office:value-type="float" office:value="1.6187799999999999E-6" table:style-name="ce5">
            <text:p>1.62E-06</text:p>
          </table:table-cell>
          <table:table-cell office:value-type="float" office:value="3.5740099999999999E-6" table:style-name="ce5">
            <text:p>3.57E-06</text:p>
          </table:table-cell>
          <table:table-cell office:value-type="float" office:value="8.0958000000000003E-12" table:style-name="ce5">
            <text:p>8.10E-12</text:p>
          </table:table-cell>
          <table:table-cell office:value-type="float" office:value="4.6932599999999998E-7" table:style-name="ce5">
            <text:p>4.69E-07</text:p>
          </table:table-cell>
          <table:table-cell office:value-type="float" office:value="-2.8914E-12" table:style-name="ce5">
            <text:p>-2.89E-12</text:p>
          </table:table-cell>
          <table:table-cell table:number-columns-repeated="16377"/>
        </table:table-row>
        <table:table-row table:style-name="ro2">
          <table:table-cell office:value-type="float" office:value="0.21296799999999999" table:style-name="ce2">
            <text:p>0.212968</text:p>
          </table:table-cell>
          <table:table-cell office:value-type="float" office:value="1.8513600000000002E-2" table:style-name="ce2">
            <text:p>0.0185136</text:p>
          </table:table-cell>
          <table:table-cell office:value-type="float" office:value="3.70271E-6" table:style-name="ce5">
            <text:p>3.70E-06</text:p>
          </table:table-cell>
          <table:table-cell office:value-type="float" office:value="4.5668799999999997E-6" table:style-name="ce5">
            <text:p>4.57E-06</text:p>
          </table:table-cell>
          <table:table-cell office:value-type="float" office:value="1.8423199999999998E-11" table:style-name="ce5">
            <text:p>1.84E-11</text:p>
          </table:table-cell>
          <table:table-cell office:value-type="float" office:value="5.9157599999999995E-7" table:style-name="ce5">
            <text:p>5.92E-07</text:p>
          </table:table-cell>
          <table:table-cell office:value-type="float" office:value="-3.6420599999999999E-12" table:style-name="ce5">
            <text:p>-3.64E-12</text:p>
          </table:table-cell>
          <table:table-cell table:number-columns-repeated="16377"/>
        </table:table-row>
        <table:table-row table:style-name="ro2">
          <table:table-cell office:value-type="float" office:value="0.21257400000000001" table:style-name="ce2">
            <text:p>0.212574</text:p>
          </table:table-cell>
          <table:table-cell office:value-type="float" office:value="1.83684E-2" table:style-name="ce2">
            <text:p>0.0183684</text:p>
          </table:table-cell>
          <table:table-cell office:value-type="float" office:value="1.9899199999999999E-6" table:style-name="ce5">
            <text:p>1.99E-06</text:p>
          </table:table-cell>
          <table:table-cell office:value-type="float" office:value="3.92906E-6" table:style-name="ce5">
            <text:p>3.93E-06</text:p>
          </table:table-cell>
          <table:table-cell office:value-type="float" office:value="1.07575E-11" table:style-name="ce5">
            <text:p>1.08E-11</text:p>
          </table:table-cell>
          <table:table-cell office:value-type="float" office:value="5.2323199999999996E-7" table:style-name="ce5">
            <text:p>5.23E-07</text:p>
          </table:table-cell>
          <table:table-cell office:value-type="float" office:value="-2.2304500000000001E-12" table:style-name="ce5">
            <text:p>-2.23E-12</text:p>
          </table:table-cell>
          <table:table-cell table:number-columns-repeated="16377"/>
        </table:table-row>
        <table:table-row table:style-name="ro2">
          <table:table-cell office:value-type="float" office:value="0.21338799999999999" table:style-name="ce2">
            <text:p>0.213388</text:p>
          </table:table-cell>
          <table:table-cell office:value-type="float" office:value="1.86845E-2" table:style-name="ce2">
            <text:p>0.0186845</text:p>
          </table:table-cell>
          <table:table-cell office:value-type="float" office:value="4.23357E-6" table:style-name="ce5">
            <text:p>4.23E-06</text:p>
          </table:table-cell>
          <table:table-cell office:value-type="float" office:value="5.0252800000000003E-6" table:style-name="ce5">
            <text:p>5.03E-06</text:p>
          </table:table-cell>
          <table:table-cell office:value-type="float" office:value="2.2842899999999999E-11" table:style-name="ce5">
            <text:p>2.28E-11</text:p>
          </table:table-cell>
          <table:table-cell office:value-type="float" office:value="6.5052699999999996E-7" table:style-name="ce5">
            <text:p>6.51E-07</text:p>
          </table:table-cell>
          <table:table-cell office:value-type="float" office:value="-3.9325999999999996E-12" table:style-name="ce5">
            <text:p>-3.93E-12</text:p>
          </table:table-cell>
          <table:table-cell table:number-columns-repeated="16377"/>
        </table:table-row>
        <table:table-row table:style-name="ro2">
          <table:table-cell office:value-type="float" office:value="0.21270600000000001" table:style-name="ce2">
            <text:p>0.212706</text:p>
          </table:table-cell>
          <table:table-cell office:value-type="float" office:value="1.84291E-2" table:style-name="ce2">
            <text:p>0.0184291</text:p>
          </table:table-cell>
          <table:table-cell office:value-type="float" office:value="3.3727599999999999E-6" table:style-name="ce5">
            <text:p>3.37E-06</text:p>
          </table:table-cell>
          <table:table-cell office:value-type="float" office:value="4.5523700000000003E-6" table:style-name="ce5">
            <text:p>4.55E-06</text:p>
          </table:table-cell>
          <table:table-cell office:value-type="float" office:value="1.7508699999999999E-11" table:style-name="ce5">
            <text:p>1.75E-11</text:p>
          </table:table-cell>
          <table:table-cell office:value-type="float" office:value="5.9124999999999995E-7" table:style-name="ce5">
            <text:p>5.91E-07</text:p>
          </table:table-cell>
          <table:table-cell office:value-type="float" office:value="-3.4123200000000001E-12" table:style-name="ce5">
            <text:p>-3.41E-12</text:p>
          </table:table-cell>
          <table:table-cell table:number-columns-repeated="16377"/>
        </table:table-row>
        <table:table-row table:style-name="ro2">
          <table:table-cell office:value-type="float" office:value="0.21294299999999999" table:style-name="ce2">
            <text:p>0.212943</text:p>
          </table:table-cell>
          <table:table-cell office:value-type="float" office:value="1.85296E-2" table:style-name="ce2">
            <text:p>0.0185296</text:p>
          </table:table-cell>
          <table:table-cell office:value-type="float" office:value="1.87915E-6" table:style-name="ce5">
            <text:p>1.88E-06</text:p>
          </table:table-cell>
          <table:table-cell office:value-type="float" office:value="4.2291300000000003E-6" table:style-name="ce5">
            <text:p>4.23E-06</text:p>
          </table:table-cell>
          <table:table-cell office:value-type="float" office:value="1.18976E-11" table:style-name="ce5">
            <text:p>1.19E-11</text:p>
          </table:table-cell>
          <table:table-cell office:value-type="float" office:value="5.75184E-7" table:style-name="ce5">
            <text:p>5.75E-07</text:p>
          </table:table-cell>
          <table:table-cell office:value-type="float" office:value="-7.65211E-13" table:style-name="ce5">
            <text:p>-7.65E-13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Henry</meta:initial-creator>
    <dc:creator>Henry</dc:creator>
    <meta:creation-date>2021-05-12T13:34:10Z</meta:creation-date>
    <dc:date>2021-05-12T18:03:51Z</dc:date>
  </office:meta>
</office:document-meta>
</file>